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8.998cm" table:align="left"/>
    </style:style>
    <style:style style:name="Tableau1.A" style:family="table-column">
      <style:table-column-properties style:column-width="1.688cm"/>
    </style:style>
    <style:style style:name="Tableau1.B" style:family="table-column">
      <style:table-column-properties style:column-width="1.871cm"/>
    </style:style>
    <style:style style:name="Tableau1.C" style:family="table-column">
      <style:table-column-properties style:column-width="1.877cm"/>
    </style:style>
    <style:style style:name="Tableau1.D" style:family="table-column">
      <style:table-column-properties style:column-width="1.87cm"/>
    </style:style>
    <style:style style:name="Tableau1.E" style:family="table-column">
      <style:table-column-properties style:column-width="1.6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middle" fo:padding-left="0cm" fo:padding-right="0cm" fo:padding-top="0.199cm" fo:padding-bottom="0cm" fo:border-left="0.5pt solid #d7e12c" fo:border-right="none" fo:border-top="0.5pt solid #d7e12c" fo:border-bottom="0.5pt solid #d7e12c"/>
    </style:style>
    <style:style style:name="Tableau1.E1" style:family="table-cell">
      <style:table-cell-properties style:vertical-align="middle" fo:padding-left="0cm" fo:padding-right="0cm" fo:padding-top="0.199cm" fo:padding-bottom="0cm" fo:border="0.5pt solid #d7e12c"/>
    </style:style>
    <style:style style:name="Tableau2" style:family="table">
      <style:table-properties style:width="8.999cm" table:align="left" fo:background-color="transparent">
        <style:background-image/>
      </style:table-properties>
    </style:style>
    <style:style style:name="Tableau2.A" style:family="table-column">
      <style:table-column-properties style:column-width="1.69cm"/>
    </style:style>
    <style:style style:name="Tableau2.B" style:family="table-column">
      <style:table-column-properties style:column-width="1.87cm"/>
    </style:style>
    <style:style style:name="Tableau2.C" style:family="table-column">
      <style:table-column-properties style:column-width="1.88cm"/>
    </style:style>
    <style:style style:name="Tableau2.D" style:family="table-column">
      <style:table-column-properties style:column-width="1.866cm"/>
    </style:style>
    <style:style style:name="Tableau2.E" style:family="table-column">
      <style:table-column-properties style:column-width="1.693cm"/>
    </style:style>
    <style:style style:name="Tableau2.1" style:family="table-row">
      <style:table-row-properties style:min-row-height="0.7cm" fo:background-color="transparent">
        <style:background-image/>
      </style:table-row-properties>
    </style:style>
    <style:style style:name="Tableau2.A1" style:family="table-cell">
      <style:table-cell-properties style:vertical-align="middle" fo:padding-left="0cm" fo:padding-right="0cm" fo:padding-top="0cm" fo:padding-bottom="0.101cm" fo:border-left="0.5pt solid #d7e12c" fo:border-right="none" fo:border-top="0.5pt solid #d7e12c" fo:border-bottom="0.5pt solid #d7e12c"/>
    </style:style>
    <style:style style:name="Tableau2.E1" style:family="table-cell">
      <style:table-cell-properties style:vertical-align="middle" fo:padding-left="0cm" fo:padding-right="0cm" fo:padding-top="0cm" fo:padding-bottom="0.101cm" fo:border="0.5pt solid #d7e12c"/>
    </style:style>
    <style:style style:name="Tableau3" style:family="table">
      <style:table-properties style:width="8.998cm" table:align="left"/>
    </style:style>
    <style:style style:name="Tableau3.A" style:family="table-column">
      <style:table-column-properties style:column-width="1.803cm"/>
    </style:style>
    <style:style style:name="Tableau3.B" style:family="table-column">
      <style:table-column-properties style:column-width="1.799cm"/>
    </style:style>
    <style:style style:name="Tableau3.E" style:family="table-column">
      <style:table-column-properties style:column-width="1.797cm"/>
    </style:style>
    <style:style style:name="Tableau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3.E2" style:family="table-cell" style:data-style-name="N0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impaire_20__28_D_29_">
      <style:text-properties officeooo:rsid="0101821f" officeooo:paragraph-rsid="0101821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M_20_page_20_impaire_20__28_D_29_">
      <style:text-properties officeooo:rsid="01035d0f" officeooo:paragraph-rsid="01035d0f"/>
    </style:style>
    <style:style style:name="P11" style:family="paragraph" style:parent-style-name="_5f_Header_20_P_20_page_20_paire_20__28_G_29_">
      <style:text-properties officeooo:rsid="0107aa33" officeooo:paragraph-rsid="0107aa33"/>
    </style:style>
    <style:style style:name="P12" style:family="paragraph" style:parent-style-name="_5f_Header_20_P_20_page_20_paire_20__28_G_29_">
      <style:text-properties officeooo:rsid="0106b7af" officeooo:paragraph-rsid="0106b7af"/>
    </style:style>
    <style:style style:name="P1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5" style:family="paragraph" style:parent-style-name="_5f_Footer_20_page_20_impaire_20__28_D_29_"/>
    <style:style style:name="P16" style:family="paragraph" style:parent-style-name="_5f_Footer_20_page_20_impaire_20__28_D_29_">
      <style:text-properties officeooo:paragraph-rsid="01316a8b"/>
    </style:style>
    <style:style style:name="P1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9" style:family="paragraph" style:parent-style-name="_5f_Footer_20_page_20_paire_20__28_G_29_"/>
    <style:style style:name="P20" style:family="paragraph" style:parent-style-name="_5f_Footer_20_page_20_paire_20__28_G_29_">
      <style:text-properties officeooo:paragraph-rsid="01316a8b"/>
    </style:style>
    <style:style style:name="P21" style:family="paragraph" style:parent-style-name="_5f_Footer_20_page_20_paire_20__28_G_29_">
      <style:text-properties officeooo:paragraph-rsid="01336347"/>
    </style:style>
    <style:style style:name="P22" style:family="paragraph" style:parent-style-name="_5f_Footer_20_page_20_paire_20__28_G_29_">
      <style:text-properties officeooo:paragraph-rsid="0135ac9e"/>
    </style:style>
    <style:style style:name="P23" style:family="paragraph" style:parent-style-name="_5f_Footer_20_page_20_paire_20__28_G_29_">
      <style:text-properties officeooo:paragraph-rsid="01397109"/>
    </style:style>
    <style:style style:name="P24" style:family="paragraph" style:parent-style-name="_5f_Footer_20_page_20_paire_20__28_G_29_">
      <style:text-properties officeooo:paragraph-rsid="013b50d8"/>
    </style:style>
    <style:style style:name="P25" style:family="paragraph" style:parent-style-name="_5f_Footer_20_page_20_paire_20__28_G_29_">
      <style:text-properties officeooo:paragraph-rsid="013c280e"/>
    </style:style>
    <style:style style:name="P26" style:family="paragraph" style:parent-style-name="_5f_Footer_20_page_20_paire_20__28_G_29_">
      <style:text-properties officeooo:paragraph-rsid="0142af40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4" style:family="paragraph" style:parent-style-name="_5f_Header_20_D_20_page_20_paire_20__28_G_29_">
      <style:text-properties officeooo:paragraph-rsid="00fe4814"/>
    </style:style>
    <style:style style:name="P35" style:family="paragraph" style:parent-style-name="_5f_Header_20_D_20_page_20_paire_20__28_G_29_">
      <style:text-properties officeooo:rsid="0101821f" officeooo:paragraph-rsid="0101821f"/>
    </style:style>
    <style:style style:name="P36" style:family="paragraph" style:parent-style-name="_5f_Header_20_G_20_page_20_paire_20__28_G_29_">
      <style:text-properties officeooo:rsid="00ff3616" officeooo:paragraph-rsid="00ff3616"/>
    </style:style>
    <style:style style:name="P3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8" style:family="paragraph" style:parent-style-name="_5f_Header_20_M_20_page_20_impaire_20__28_D_29_">
      <style:text-properties officeooo:rsid="01035d0f" officeooo:paragraph-rsid="01035d0f"/>
    </style:style>
    <style:style style:name="P39" style:family="paragraph" style:parent-style-name="_5f_Header_20_M_20_page_20_paire_20__28_G_29_">
      <style:text-properties officeooo:rsid="0101a5c8" officeooo:paragraph-rsid="0101a5c8"/>
    </style:style>
    <style:style style:name="P40" style:family="paragraph" style:parent-style-name="_5f_Header_20_N_20_page_20_impaire_20__28_D_29_">
      <style:text-properties officeooo:rsid="010462d7" officeooo:paragraph-rsid="010462d7"/>
    </style:style>
    <style:style style:name="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2" style:family="paragraph" style:parent-style-name="_5f_Header_20_P_20_page_20_paire_20__28_G_29_">
      <style:text-properties officeooo:rsid="0107aa33" officeooo:paragraph-rsid="0107aa33"/>
    </style:style>
    <style:style style:name="P4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5" style:family="paragraph" style:parent-style-name="_5f_Paragraphe_5f_Bullet" style:list-style-name=""/>
    <style:style style:name="P46" style:family="paragraph" style:parent-style-name="_5f_Paragraphe_5f_avec_5f_Num_5f_Question" style:list-style-name="_5f_Numérotation_20_des_20_exercices">
      <style:text-properties officeooo:paragraph-rsid="00a2ac9f"/>
    </style:style>
    <style:style style:name="P47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/>
    </style:style>
    <style:style style:name="P48" style:family="paragraph" style:parent-style-name="_5f_Titre_5f_Exercices_5f_avec_5f_Titre" style:list-style-name="_5f_Numérotation_20_des_20_exercices"/>
    <style:style style:name="P49" style:family="paragraph" style:parent-style-name="_5f_Titre_5f_Exercices_5f_sans_5f_Titre" style:list-style-name="_5f_Numérotation_20_des_20_exercices"/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solid" draw:fill-color="#d62e4e"/>
    </style:style>
    <style:style style:name="P53" style:family="paragraph">
      <loext:graphic-properties draw:fill="solid" draw:fill-color="#7fb241"/>
    </style:style>
    <style:style style:name="P54" style:family="paragraph">
      <loext:graphic-properties draw:fill="solid" draw:fill-color="#9d0f89"/>
    </style:style>
    <style:style style:name="P55" style:family="paragraph">
      <loext:graphic-properties draw:fill="solid" draw:fill-color="#1ca2b8"/>
    </style:style>
    <style:style style:name="P56" style:family="paragraph">
      <loext:graphic-properties draw:fill="solid" draw:fill-color="#d7e12c"/>
    </style:style>
    <style:style style:name="P5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2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4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68" style:family="paragraph">
      <loext:graphic-properties draw:fill="solid" draw:fill-color="#f99e06"/>
    </style:style>
    <style:style style:name="P6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a2ac9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6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T17" style:family="text">
      <style:text-properties fo:color="#000000" loext:opacity="10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1" style:font-size-complex="24pt" style:font-style-complex="normal" style:font-weight-complex="normal" style:text-emphasize="none" style:text-scale="70%" style:font-relief="none"/>
    </style:style>
    <style:style style:name="T19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T20" style:family="text">
      <style:text-properties style:use-window-font-color="true" loext:opacity="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T21" style:family="text">
      <style:text-properties fo:color="#000000" loext:opacity="100%" style:text-outline="false" style:text-line-through-style="none" style:text-line-through-type="none" style:font-name="Bitstream Vera Sans6" fo:font-size="10pt" fo:language="fr" fo:country="FR" fo:font-style="normal" fo:text-shadow="none" style:text-underline-style="none" fo:font-weight="normal" style:font-name-asian="Lucida Sans Unicode" style:font-size-asian="24pt" style:language-asian="fr" style:country-asian="FR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fr1" style:family="graphic" style:parent-style-name="Frame">
      <style:graphic-properties fo:margin-left="0cm" fo:margin-right="0cm" fo:margin-top="0cm" fo:margin-bottom="0cm" style:vertical-pos="from-top" fo:background-color="transparent" draw:fill="none" draw:fill-color="#ffffff" fo:padding-left="0.101cm" fo:padding-right="0.101cm" fo:padding-top="0.049cm" fo:padding-bottom="0.049cm" fo:border="0.6pt solid #d7e12c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-content" fo:background-color="transparent" draw:fill="none" draw:fill-color="#ffffff" fo:padding-left="0.101cm" fo:padding-right="0.101cm" fo:padding-top="0.049cm" fo:padding-bottom="0.049cm" fo:border="0.6pt solid #d7e12c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from-top" fo:background-color="transparent" draw:fill="none" draw:fill-color="#ffffff" fo:padding-left="0.101cm" fo:padding-right="0.101cm" fo:padding-top="0.049cm" fo:padding-bottom="0.049cm" fo:border="0.6pt solid #d7e12c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from-top" fo:padding-left="0.101cm" fo:padding-right="0.101cm" fo:padding-top="0.049cm" fo:padding-bottom="0.049cm" fo:border="0.6pt solid #d7e12c" style:shadow="none" draw:shadow-opacity="100%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loext:decorative="false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9cm" svg:stroke-color="#000000" draw:marker-start="Arrow_20_concave" draw:marker-start-width="0.25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none" draw:stroke-dash="Dashed_20__28_var_29__20_315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59cm" fo:min-width="0.229cm" fo:padding-top="0cm" fo:padding-bottom="0cm" fo:padding-left="0cm" fo:padding-right="0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solid" svg:stroke-width="0.019cm" svg:stroke-color="#000000" draw:marker-start-width="0.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67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e6e6e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666666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2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9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45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39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161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37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427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5cm" fo:min-width="0.3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60" draw:name="Shape8_22" draw:style-name="gr10" draw:text-style-name="P51" svg:width="2.703cm" svg:height="0.715cm" draw:transform="rotate (0.0872664625997165) translate (1.32644444444444cm 1.21884722222222cm)">
        <draw:text-box>
          <text:p text:style-name="P50"><text:span text:style-name="T13">Série 1</text:span></text:p>
        </draw:text-box>
      </draw:frame>
      <text:list text:style-name="_5f_Numérotation_20_des_20_exercices">
        <text:list-item>
          <text:h text:style-name="P47" text:outline-level="1"><text:span text:style-name="_5f_Caractères_5f_gras">Chaud et froid</text:span></text:h>
        </text:list-item>
      </text:list>
      <text:h text:style-name="_5f_Paragraphe" text:outline-level="1"><text:span text:style-name="_5f_Caractères">Quelle est la température indiquée par chacun des thermomètres en °C ?</text:span></text:h>
      <text:h text:style-name="_5f_Paragraphe" text:outline-level="1"><draw:g text:anchor-type="as-char" svg:y="0cm" draw:z-index="50" draw:name="Forme1" draw:style-name="gr31"><draw:rect draw:style-name="gr20" draw:text-style-name="P62" svg:width="1.5cm" svg:height="4.5cm" svg:x="0cm" svg:y="0cm"><text:p/></draw:rect><draw:rect draw:style-name="gr21" draw:text-style-name="P63" svg:width="0.2cm" svg:height="3.8cm" svg:x="0.277cm" svg:y="0.25cm"><text:p/></draw:rect><draw:rect draw:style-name="gr22" draw:text-style-name="P64" svg:width="0.2cm" svg:height="2.502cm" svg:x="0.277cm" svg:y="1.499cm"><text:p/></draw:rect><draw:ellipse draw:style-name="gr22" draw:text-style-name="P64" svg:width="0.401cm" svg:height="0.403cm" svg:x="0.176cm" svg:y="3.898cm"><text:p/></draw:ellipse><draw:line draw:style-name="gr23" draw:text-style-name="P65" svg:x1="0.527cm" svg:y1="2.101cm" svg:x2="0.927cm" svg:y2="2.101cm"><text:p/></draw:line><draw:line draw:style-name="gr23" draw:text-style-name="P65" svg:x1="0.527cm" svg:y1="1.101cm" svg:x2="0.927cm" svg:y2="1.101cm"><text:p/></draw:line><draw:line draw:style-name="gr23" draw:text-style-name="P65" svg:x1="0.527cm" svg:y1="3.099cm" svg:x2="0.927cm" svg:y2="3.099cm"><text:p/></draw:line><draw:line draw:style-name="gr24" draw:text-style-name="P65" svg:x1="0.527cm" svg:y1="1.9cm" svg:x2="0.777cm" svg:y2="1.9cm"><text:p/></draw:line><draw:line draw:style-name="gr24" draw:text-style-name="P65" svg:x1="0.527cm" svg:y1="1.7cm" svg:x2="0.777cm" svg:y2="1.7cm"><text:p/></draw:line><draw:line draw:style-name="gr24" draw:text-style-name="P65" svg:x1="0.527cm" svg:y1="1.499cm" svg:x2="0.777cm" svg:y2="1.499cm"><text:p/></draw:line><draw:line draw:style-name="gr24" draw:text-style-name="P65" svg:x1="0.527cm" svg:y1="1.3cm" svg:x2="0.777cm" svg:y2="1.3cm"><text:p/></draw:line><draw:line draw:style-name="gr24" draw:text-style-name="P65" svg:x1="0.527cm" svg:y1="0.9cm" svg:x2="0.777cm" svg:y2="0.9cm"><text:p/></draw:line><draw:line draw:style-name="gr24" draw:text-style-name="P65" svg:x1="0.527cm" svg:y1="0.7cm" svg:x2="0.777cm" svg:y2="0.7cm"><text:p/></draw:line><draw:line draw:style-name="gr24" draw:text-style-name="P65" svg:x1="0.527cm" svg:y1="0.499cm" svg:x2="0.777cm" svg:y2="0.499cm"><text:p/></draw:line><draw:line draw:style-name="gr24" draw:text-style-name="P65" svg:x1="0.527cm" svg:y1="0.3cm" svg:x2="0.777cm" svg:y2="0.3cm"><text:p/></draw:line><draw:line draw:style-name="gr24" draw:text-style-name="P65" svg:x1="0.527cm" svg:y1="2.3cm" svg:x2="0.777cm" svg:y2="2.3cm"><text:p/></draw:line><draw:line draw:style-name="gr24" draw:text-style-name="P65" svg:x1="0.527cm" svg:y1="2.499cm" svg:x2="0.777cm" svg:y2="2.499cm"><text:p/></draw:line><draw:line draw:style-name="gr24" draw:text-style-name="P65" svg:x1="0.527cm" svg:y1="2.701cm" svg:x2="0.777cm" svg:y2="2.701cm"><text:p/></draw:line><draw:line draw:style-name="gr24" draw:text-style-name="P65" svg:x1="0.527cm" svg:y1="2.9cm" svg:x2="0.777cm" svg:y2="2.9cm"><text:p/></draw:line><draw:line draw:style-name="gr24" draw:text-style-name="P65" svg:x1="0.527cm" svg:y1="3.3cm" svg:x2="0.777cm" svg:y2="3.3cm"><text:p/></draw:line><draw:line draw:style-name="gr24" draw:text-style-name="P65" svg:x1="0.527cm" svg:y1="3.5cm" svg:x2="0.777cm" svg:y2="3.5cm"><text:p/></draw:line><draw:line draw:style-name="gr24" draw:text-style-name="P65" svg:x1="0.527cm" svg:y1="3.701cm" svg:x2="0.777cm" svg:y2="3.701cm"><text:p/></draw:line><draw:frame draw:style-name="gr25" draw:text-style-name="P66" svg:width="0.214cm" svg:height="0.415cm" svg:x="1.05cm" svg:y="1.896cm"><draw:text-box><text:p text:style-name="P58"><text:span text:style-name="T19">0</text:span></text:p></draw:text-box></draw:frame><draw:frame draw:style-name="gr25" draw:text-style-name="P66" svg:width="0.214cm" svg:height="0.415cm" svg:x="1.05cm" svg:y="0.896cm"><draw:text-box><text:p text:style-name="P58"><text:span text:style-name="T19">5</text:span></text:p></draw:text-box></draw:frame><draw:frame draw:style-name="gr32" draw:text-style-name="P66" svg:width="0.373cm" svg:height="0.415cm" svg:x="1cm" svg:y="2.896cm"><draw:text-box><text:p text:style-name="P58"><text:span text:style-name="T20">–</text:span><text:span text:style-name="T19">5</text:span></text:p></draw:text-box></draw:frame><draw:rect draw:style-name="gr20" draw:text-style-name="P62" svg:width="1.505cm" svg:height="4.5cm" svg:x="1.861cm" svg:y="0cm"><text:p/></draw:rect><draw:rect draw:style-name="gr21" draw:text-style-name="P63" svg:width="0.205cm" svg:height="3.8cm" svg:x="2.161cm" svg:y="0.25cm"><text:p/></draw:rect><draw:rect draw:style-name="gr22" draw:text-style-name="P64" svg:width="0.205cm" svg:height="0.701cm" svg:x="2.161cm" svg:y="3.3cm"><text:p/></draw:rect><draw:ellipse draw:style-name="gr22" draw:text-style-name="P64" svg:width="0.399cm" svg:height="0.403cm" svg:x="2.062cm" svg:y="3.898cm"><text:p/></draw:ellipse><draw:line draw:style-name="gr23" draw:text-style-name="P65" svg:x1="2.411cm" svg:y1="2.101cm" svg:x2="2.811cm" svg:y2="2.101cm"><text:p/></draw:line><draw:line draw:style-name="gr23" draw:text-style-name="P65" svg:x1="2.411cm" svg:y1="1.101cm" svg:x2="2.811cm" svg:y2="1.101cm"><text:p/></draw:line><draw:line draw:style-name="gr23" draw:text-style-name="P65" svg:x1="2.411cm" svg:y1="3.099cm" svg:x2="2.811cm" svg:y2="3.099cm"><text:p/></draw:line><draw:line draw:style-name="gr24" draw:text-style-name="P65" svg:x1="2.411cm" svg:y1="1.9cm" svg:x2="2.661cm" svg:y2="1.9cm"><text:p/></draw:line><draw:line draw:style-name="gr24" draw:text-style-name="P65" svg:x1="2.411cm" svg:y1="1.7cm" svg:x2="2.661cm" svg:y2="1.7cm"><text:p/></draw:line><draw:line draw:style-name="gr24" draw:text-style-name="P65" svg:x1="2.411cm" svg:y1="1.499cm" svg:x2="2.661cm" svg:y2="1.499cm"><text:p/></draw:line><draw:line draw:style-name="gr24" draw:text-style-name="P65" svg:x1="2.411cm" svg:y1="1.3cm" svg:x2="2.661cm" svg:y2="1.3cm"><text:p/></draw:line><draw:line draw:style-name="gr24" draw:text-style-name="P65" svg:x1="2.411cm" svg:y1="0.9cm" svg:x2="2.661cm" svg:y2="0.9cm"><text:p/></draw:line><draw:line draw:style-name="gr24" draw:text-style-name="P65" svg:x1="2.411cm" svg:y1="0.7cm" svg:x2="2.661cm" svg:y2="0.7cm"><text:p/></draw:line><draw:line draw:style-name="gr24" draw:text-style-name="P65" svg:x1="2.411cm" svg:y1="0.499cm" svg:x2="2.661cm" svg:y2="0.499cm"><text:p/></draw:line><draw:line draw:style-name="gr24" draw:text-style-name="P65" svg:x1="2.411cm" svg:y1="0.3cm" svg:x2="2.661cm" svg:y2="0.3cm"><text:p/></draw:line><draw:line draw:style-name="gr24" draw:text-style-name="P65" svg:x1="2.411cm" svg:y1="2.3cm" svg:x2="2.661cm" svg:y2="2.3cm"><text:p/></draw:line><draw:line draw:style-name="gr24" draw:text-style-name="P65" svg:x1="2.411cm" svg:y1="2.499cm" svg:x2="2.661cm" svg:y2="2.499cm"><text:p/></draw:line><draw:line draw:style-name="gr24" draw:text-style-name="P65" svg:x1="2.411cm" svg:y1="2.701cm" svg:x2="2.661cm" svg:y2="2.701cm"><text:p/></draw:line><draw:line draw:style-name="gr24" draw:text-style-name="P65" svg:x1="2.411cm" svg:y1="2.9cm" svg:x2="2.661cm" svg:y2="2.9cm"><text:p/></draw:line><draw:line draw:style-name="gr24" draw:text-style-name="P65" svg:x1="2.411cm" svg:y1="3.3cm" svg:x2="2.661cm" svg:y2="3.3cm"><text:p/></draw:line><draw:line draw:style-name="gr24" draw:text-style-name="P65" svg:x1="2.411cm" svg:y1="3.5cm" svg:x2="2.661cm" svg:y2="3.5cm"><text:p/></draw:line><draw:line draw:style-name="gr24" draw:text-style-name="P65" svg:x1="2.411cm" svg:y1="3.701cm" svg:x2="2.661cm" svg:y2="3.701cm"><text:p/></draw:line><draw:frame draw:style-name="gr25" draw:text-style-name="P66" svg:width="0.214cm" svg:height="0.415cm" svg:x="2.97cm" svg:y="1.896cm"><draw:text-box><text:p text:style-name="P58"><text:span text:style-name="T19">0</text:span></text:p></draw:text-box></draw:frame><draw:line draw:style-name="gr24" draw:text-style-name="P65" svg:x1="2.411cm" svg:y1="1.799cm" svg:x2="2.661cm" svg:y2="1.799cm"><text:p/></draw:line><draw:line draw:style-name="gr24" draw:text-style-name="P65" svg:x1="2.411cm" svg:y1="1.6cm" svg:x2="2.661cm" svg:y2="1.6cm"><text:p/></draw:line><draw:line draw:style-name="gr24" draw:text-style-name="P65" svg:x1="2.411cm" svg:y1="1.401cm" svg:x2="2.661cm" svg:y2="1.401cm"><text:p/></draw:line><draw:line draw:style-name="gr24" draw:text-style-name="P65" svg:x1="2.411cm" svg:y1="1.199cm" svg:x2="2.661cm" svg:y2="1.199cm"><text:p/></draw:line><draw:line draw:style-name="gr24" draw:text-style-name="P65" svg:x1="2.411cm" svg:y1="1cm" svg:x2="2.661cm" svg:y2="1cm"><text:p/></draw:line><draw:line draw:style-name="gr24" draw:text-style-name="P65" svg:x1="2.411cm" svg:y1="0.801cm" svg:x2="2.661cm" svg:y2="0.801cm"><text:p/></draw:line><draw:line draw:style-name="gr24" draw:text-style-name="P65" svg:x1="2.411cm" svg:y1="0.6cm" svg:x2="2.661cm" svg:y2="0.6cm"><text:p/></draw:line><draw:line draw:style-name="gr24" draw:text-style-name="P65" svg:x1="2.411cm" svg:y1="0.4cm" svg:x2="2.661cm" svg:y2="0.4cm"><text:p/></draw:line><draw:line draw:style-name="gr24" draw:text-style-name="P65" svg:x1="2.411cm" svg:y1="2cm" svg:x2="2.661cm" svg:y2="2cm"><text:p/></draw:line><draw:line draw:style-name="gr24" draw:text-style-name="P65" svg:x1="2.411cm" svg:y1="2.2cm" svg:x2="2.661cm" svg:y2="2.2cm"><text:p/></draw:line><draw:line draw:style-name="gr24" draw:text-style-name="P65" svg:x1="2.411cm" svg:y1="2.401cm" svg:x2="2.661cm" svg:y2="2.401cm"><text:p/></draw:line><draw:line draw:style-name="gr24" draw:text-style-name="P65" svg:x1="2.411cm" svg:y1="2.6cm" svg:x2="2.661cm" svg:y2="2.6cm"><text:p/></draw:line><draw:line draw:style-name="gr24" draw:text-style-name="P65" svg:x1="2.411cm" svg:y1="2.799cm" svg:x2="2.661cm" svg:y2="2.799cm"><text:p/></draw:line><draw:line draw:style-name="gr24" draw:text-style-name="P65" svg:x1="2.411cm" svg:y1="3cm" svg:x2="2.661cm" svg:y2="3cm"><text:p/></draw:line><draw:line draw:style-name="gr24" draw:text-style-name="P65" svg:x1="2.411cm" svg:y1="3.2cm" svg:x2="2.661cm" svg:y2="3.2cm"><text:p/></draw:line><draw:line draw:style-name="gr24" draw:text-style-name="P65" svg:x1="2.411cm" svg:y1="3.401cm" svg:x2="2.661cm" svg:y2="3.401cm"><text:p/></draw:line><draw:line draw:style-name="gr24" draw:text-style-name="P65" svg:x1="2.411cm" svg:y1="3.6cm" svg:x2="2.661cm" svg:y2="3.6cm"><text:p/></draw:line><draw:rect draw:style-name="gr20" draw:text-style-name="P62" svg:width="1.505cm" svg:height="4.5cm" svg:x="3.731cm" svg:y="0cm"><text:p/></draw:rect><draw:rect draw:style-name="gr21" draw:text-style-name="P63" svg:width="0.202cm" svg:height="3.8cm" svg:x="4.03cm" svg:y="0.25cm"><text:p/></draw:rect><draw:rect draw:style-name="gr22" draw:text-style-name="P64" svg:width="0.202cm" svg:height="2.505cm" svg:x="4.03cm" svg:y="1.498cm"><text:p/></draw:rect><draw:ellipse draw:style-name="gr22" draw:text-style-name="P64" svg:width="0.399cm" svg:height="0.403cm" svg:x="3.932cm" svg:y="3.898cm"><text:p/></draw:ellipse><draw:line draw:style-name="gr23" draw:text-style-name="P65" svg:x1="4.281cm" svg:y1="2.101cm" svg:x2="4.681cm" svg:y2="2.101cm"><text:p/></draw:line><draw:line draw:style-name="gr23" draw:text-style-name="P65" svg:x1="4.281cm" svg:y1="1.101cm" svg:x2="4.681cm" svg:y2="1.101cm"><text:p/></draw:line><draw:line draw:style-name="gr23" draw:text-style-name="P65" svg:x1="4.281cm" svg:y1="3.099cm" svg:x2="4.681cm" svg:y2="3.099cm"><text:p/></draw:line><draw:line draw:style-name="gr24" draw:text-style-name="P65" svg:x1="4.281cm" svg:y1="1.9cm" svg:x2="4.531cm" svg:y2="1.9cm"><text:p/></draw:line><draw:line draw:style-name="gr24" draw:text-style-name="P65" svg:x1="4.281cm" svg:y1="1.7cm" svg:x2="4.531cm" svg:y2="1.7cm"><text:p/></draw:line><draw:line draw:style-name="gr24" draw:text-style-name="P65" svg:x1="4.281cm" svg:y1="1.499cm" svg:x2="4.531cm" svg:y2="1.499cm"><text:p/></draw:line><draw:line draw:style-name="gr24" draw:text-style-name="P65" svg:x1="4.281cm" svg:y1="1.3cm" svg:x2="4.531cm" svg:y2="1.3cm"><text:p/></draw:line><draw:line draw:style-name="gr24" draw:text-style-name="P65" svg:x1="4.281cm" svg:y1="0.9cm" svg:x2="4.531cm" svg:y2="0.9cm"><text:p/></draw:line><draw:line draw:style-name="gr24" draw:text-style-name="P65" svg:x1="4.281cm" svg:y1="0.7cm" svg:x2="4.531cm" svg:y2="0.7cm"><text:p/></draw:line><draw:line draw:style-name="gr24" draw:text-style-name="P65" svg:x1="4.281cm" svg:y1="0.499cm" svg:x2="4.531cm" svg:y2="0.499cm"><text:p/></draw:line><draw:line draw:style-name="gr24" draw:text-style-name="P65" svg:x1="4.281cm" svg:y1="0.3cm" svg:x2="4.531cm" svg:y2="0.3cm"><text:p/></draw:line><draw:line draw:style-name="gr24" draw:text-style-name="P65" svg:x1="4.281cm" svg:y1="2.3cm" svg:x2="4.531cm" svg:y2="2.3cm"><text:p/></draw:line><draw:line draw:style-name="gr24" draw:text-style-name="P65" svg:x1="4.281cm" svg:y1="2.499cm" svg:x2="4.531cm" svg:y2="2.499cm"><text:p/></draw:line><draw:line draw:style-name="gr24" draw:text-style-name="P65" svg:x1="4.281cm" svg:y1="2.701cm" svg:x2="4.531cm" svg:y2="2.701cm"><text:p/></draw:line><draw:line draw:style-name="gr24" draw:text-style-name="P65" svg:x1="4.281cm" svg:y1="2.9cm" svg:x2="4.531cm" svg:y2="2.9cm"><text:p/></draw:line><draw:line draw:style-name="gr24" draw:text-style-name="P65" svg:x1="4.281cm" svg:y1="3.3cm" svg:x2="4.531cm" svg:y2="3.3cm"><text:p/></draw:line><draw:line draw:style-name="gr24" draw:text-style-name="P65" svg:x1="4.281cm" svg:y1="3.5cm" svg:x2="4.531cm" svg:y2="3.5cm"><text:p/></draw:line><draw:line draw:style-name="gr24" draw:text-style-name="P65" svg:x1="4.281cm" svg:y1="3.701cm" svg:x2="4.531cm" svg:y2="3.701cm"><text:p/></draw:line><draw:frame draw:style-name="gr25" draw:text-style-name="P66" svg:width="0.214cm" svg:height="0.415cm" svg:x="4.81cm" svg:y="1.894cm"><draw:text-box><text:p text:style-name="P58"><text:span text:style-name="T19">0</text:span></text:p></draw:text-box></draw:frame><draw:frame draw:style-name="gr32" draw:text-style-name="P66" svg:width="0.373cm" svg:height="0.415cm" svg:x="4.75cm" svg:y="2.896cm"><draw:text-box><text:p text:style-name="P58"><text:span text:style-name="T21">–</text:span><text:span text:style-name="T19">1</text:span></text:p></draw:text-box></draw:frame><draw:rect draw:style-name="gr20" draw:text-style-name="P62" svg:width="1.505cm" svg:height="4.5cm" svg:x="5.611cm" svg:y="0cm"><text:p/></draw:rect><draw:rect draw:style-name="gr21" draw:text-style-name="P63" svg:width="0.205cm" svg:height="3.8cm" svg:x="5.911cm" svg:y="0.25cm"><text:p/></draw:rect><draw:rect draw:style-name="gr22" draw:text-style-name="P64" svg:width="0.205cm" svg:height="2.103cm" svg:x="5.911cm" svg:y="1.9cm"><text:p/></draw:rect><draw:ellipse draw:style-name="gr22" draw:text-style-name="P64" svg:width="0.401cm" svg:height="0.403cm" svg:x="5.812cm" svg:y="3.898cm"><text:p/></draw:ellipse><draw:line draw:style-name="gr23" draw:text-style-name="P65" svg:x1="6.161cm" svg:y1="2.101cm" svg:x2="6.561cm" svg:y2="2.101cm"><text:p/></draw:line><draw:line draw:style-name="gr23" draw:text-style-name="P65" svg:x1="6.161cm" svg:y1="1.101cm" svg:x2="6.561cm" svg:y2="1.101cm"><text:p/></draw:line><draw:line draw:style-name="gr23" draw:text-style-name="P65" svg:x1="6.161cm" svg:y1="3.099cm" svg:x2="6.561cm" svg:y2="3.099cm"><text:p/></draw:line><draw:line draw:style-name="gr24" draw:text-style-name="P65" svg:x1="6.161cm" svg:y1="1.9cm" svg:x2="6.411cm" svg:y2="1.9cm"><text:p/></draw:line><draw:line draw:style-name="gr24" draw:text-style-name="P65" svg:x1="6.161cm" svg:y1="1.7cm" svg:x2="6.411cm" svg:y2="1.7cm"><text:p/></draw:line><draw:line draw:style-name="gr24" draw:text-style-name="P65" svg:x1="6.161cm" svg:y1="1.499cm" svg:x2="6.411cm" svg:y2="1.499cm"><text:p/></draw:line><draw:line draw:style-name="gr24" draw:text-style-name="P65" svg:x1="6.161cm" svg:y1="1.3cm" svg:x2="6.411cm" svg:y2="1.3cm"><text:p/></draw:line><draw:line draw:style-name="gr24" draw:text-style-name="P65" svg:x1="6.161cm" svg:y1="0.9cm" svg:x2="6.411cm" svg:y2="0.9cm"><text:p/></draw:line><draw:line draw:style-name="gr24" draw:text-style-name="P65" svg:x1="6.161cm" svg:y1="0.7cm" svg:x2="6.411cm" svg:y2="0.7cm"><text:p/></draw:line><draw:line draw:style-name="gr24" draw:text-style-name="P65" svg:x1="6.161cm" svg:y1="0.499cm" svg:x2="6.411cm" svg:y2="0.499cm"><text:p/></draw:line><draw:line draw:style-name="gr24" draw:text-style-name="P65" svg:x1="6.161cm" svg:y1="0.3cm" svg:x2="6.411cm" svg:y2="0.3cm"><text:p/></draw:line><draw:line draw:style-name="gr24" draw:text-style-name="P65" svg:x1="6.161cm" svg:y1="2.3cm" svg:x2="6.411cm" svg:y2="2.3cm"><text:p/></draw:line><draw:line draw:style-name="gr24" draw:text-style-name="P65" svg:x1="6.161cm" svg:y1="2.499cm" svg:x2="6.411cm" svg:y2="2.499cm"><text:p/></draw:line><draw:line draw:style-name="gr24" draw:text-style-name="P65" svg:x1="6.161cm" svg:y1="2.701cm" svg:x2="6.411cm" svg:y2="2.701cm"><text:p/></draw:line><draw:line draw:style-name="gr24" draw:text-style-name="P65" svg:x1="6.161cm" svg:y1="2.9cm" svg:x2="6.411cm" svg:y2="2.9cm"><text:p/></draw:line><draw:line draw:style-name="gr24" draw:text-style-name="P65" svg:x1="6.161cm" svg:y1="3.3cm" svg:x2="6.411cm" svg:y2="3.3cm"><text:p/></draw:line><draw:line draw:style-name="gr24" draw:text-style-name="P65" svg:x1="6.161cm" svg:y1="3.5cm" svg:x2="6.411cm" svg:y2="3.5cm"><text:p/></draw:line><draw:line draw:style-name="gr24" draw:text-style-name="P65" svg:x1="6.161cm" svg:y1="3.701cm" svg:x2="6.411cm" svg:y2="3.701cm"><text:p/></draw:line><draw:line draw:style-name="gr24" draw:text-style-name="P65" svg:x1="6.161cm" svg:y1="1.799cm" svg:x2="6.411cm" svg:y2="1.799cm"><text:p/></draw:line><draw:line draw:style-name="gr24" draw:text-style-name="P65" svg:x1="6.161cm" svg:y1="1.6cm" svg:x2="6.411cm" svg:y2="1.6cm"><text:p/></draw:line><draw:line draw:style-name="gr24" draw:text-style-name="P65" svg:x1="6.161cm" svg:y1="1.401cm" svg:x2="6.411cm" svg:y2="1.401cm"><text:p/></draw:line><draw:line draw:style-name="gr24" draw:text-style-name="P65" svg:x1="6.161cm" svg:y1="1.199cm" svg:x2="6.411cm" svg:y2="1.199cm"><text:p/></draw:line><draw:line draw:style-name="gr24" draw:text-style-name="P65" svg:x1="6.161cm" svg:y1="1cm" svg:x2="6.411cm" svg:y2="1cm"><text:p/></draw:line><draw:line draw:style-name="gr24" draw:text-style-name="P65" svg:x1="6.161cm" svg:y1="0.801cm" svg:x2="6.411cm" svg:y2="0.801cm"><text:p/></draw:line><draw:line draw:style-name="gr24" draw:text-style-name="P65" svg:x1="6.161cm" svg:y1="0.6cm" svg:x2="6.411cm" svg:y2="0.6cm"><text:p/></draw:line><draw:line draw:style-name="gr24" draw:text-style-name="P65" svg:x1="6.161cm" svg:y1="0.4cm" svg:x2="6.411cm" svg:y2="0.4cm"><text:p/></draw:line><draw:line draw:style-name="gr24" draw:text-style-name="P65" svg:x1="6.161cm" svg:y1="2cm" svg:x2="6.411cm" svg:y2="2cm"><text:p/></draw:line><draw:line draw:style-name="gr24" draw:text-style-name="P65" svg:x1="6.161cm" svg:y1="2.2cm" svg:x2="6.411cm" svg:y2="2.2cm"><text:p/></draw:line><draw:line draw:style-name="gr24" draw:text-style-name="P65" svg:x1="6.161cm" svg:y1="2.401cm" svg:x2="6.411cm" svg:y2="2.401cm"><text:p/></draw:line><draw:line draw:style-name="gr24" draw:text-style-name="P65" svg:x1="6.161cm" svg:y1="2.6cm" svg:x2="6.411cm" svg:y2="2.6cm"><text:p/></draw:line><draw:line draw:style-name="gr24" draw:text-style-name="P65" svg:x1="6.161cm" svg:y1="2.799cm" svg:x2="6.411cm" svg:y2="2.799cm"><text:p/></draw:line><draw:line draw:style-name="gr24" draw:text-style-name="P65" svg:x1="6.161cm" svg:y1="3cm" svg:x2="6.411cm" svg:y2="3cm"><text:p/></draw:line><draw:line draw:style-name="gr24" draw:text-style-name="P65" svg:x1="6.161cm" svg:y1="3.2cm" svg:x2="6.411cm" svg:y2="3.2cm"><text:p/></draw:line><draw:line draw:style-name="gr24" draw:text-style-name="P65" svg:x1="6.161cm" svg:y1="3.401cm" svg:x2="6.411cm" svg:y2="3.401cm"><text:p/></draw:line><draw:line draw:style-name="gr24" draw:text-style-name="P65" svg:x1="6.161cm" svg:y1="3.6cm" svg:x2="6.411cm" svg:y2="3.6cm"><text:p/></draw:line><draw:rect draw:style-name="gr20" draw:text-style-name="P62" svg:width="1.505cm" svg:height="4.5cm" svg:x="7.481cm" svg:y="0cm"><text:p/></draw:rect><draw:rect draw:style-name="gr21" draw:text-style-name="P63" svg:width="0.205cm" svg:height="3.8cm" svg:x="7.781cm" svg:y="0.25cm"><text:p/></draw:rect><draw:rect draw:style-name="gr22" draw:text-style-name="P64" svg:width="0.205cm" svg:height="1.304cm" svg:x="7.781cm" svg:y="2.701cm"><text:p/></draw:rect><draw:ellipse draw:style-name="gr22" draw:text-style-name="P64" svg:width="0.401cm" svg:height="0.403cm" svg:x="7.68cm" svg:y="3.898cm"><text:p/></draw:ellipse><draw:line draw:style-name="gr23" draw:text-style-name="P65" svg:x1="8.029cm" svg:y1="2.101cm" svg:x2="8.429cm" svg:y2="2.101cm"><text:p/></draw:line><draw:line draw:style-name="gr23" draw:text-style-name="P65" svg:x1="8.029cm" svg:y1="1.101cm" svg:x2="8.429cm" svg:y2="1.101cm"><text:p/></draw:line><draw:line draw:style-name="gr23" draw:text-style-name="P65" svg:x1="8.029cm" svg:y1="3.099cm" svg:x2="8.429cm" svg:y2="3.099cm"><text:p/></draw:line><draw:line draw:style-name="gr24" draw:text-style-name="P65" svg:x1="8.029cm" svg:y1="1.9cm" svg:x2="8.279cm" svg:y2="1.9cm"><text:p/></draw:line><draw:line draw:style-name="gr24" draw:text-style-name="P65" svg:x1="8.029cm" svg:y1="1.7cm" svg:x2="8.279cm" svg:y2="1.7cm"><text:p/></draw:line><draw:line draw:style-name="gr24" draw:text-style-name="P65" svg:x1="8.029cm" svg:y1="1.499cm" svg:x2="8.279cm" svg:y2="1.499cm"><text:p/></draw:line><draw:line draw:style-name="gr24" draw:text-style-name="P65" svg:x1="8.029cm" svg:y1="1.3cm" svg:x2="8.279cm" svg:y2="1.3cm"><text:p/></draw:line><draw:line draw:style-name="gr24" draw:text-style-name="P65" svg:x1="8.029cm" svg:y1="0.9cm" svg:x2="8.279cm" svg:y2="0.9cm"><text:p/></draw:line><draw:line draw:style-name="gr24" draw:text-style-name="P65" svg:x1="8.029cm" svg:y1="0.7cm" svg:x2="8.279cm" svg:y2="0.7cm"><text:p/></draw:line><draw:line draw:style-name="gr24" draw:text-style-name="P65" svg:x1="8.029cm" svg:y1="0.499cm" svg:x2="8.279cm" svg:y2="0.499cm"><text:p/></draw:line><draw:line draw:style-name="gr24" draw:text-style-name="P65" svg:x1="8.029cm" svg:y1="0.3cm" svg:x2="8.279cm" svg:y2="0.3cm"><text:p/></draw:line><draw:line draw:style-name="gr24" draw:text-style-name="P65" svg:x1="8.029cm" svg:y1="2.3cm" svg:x2="8.279cm" svg:y2="2.3cm"><text:p/></draw:line><draw:line draw:style-name="gr24" draw:text-style-name="P65" svg:x1="8.029cm" svg:y1="2.499cm" svg:x2="8.279cm" svg:y2="2.499cm"><text:p/></draw:line><draw:line draw:style-name="gr24" draw:text-style-name="P65" svg:x1="8.029cm" svg:y1="2.701cm" svg:x2="8.279cm" svg:y2="2.701cm"><text:p/></draw:line><draw:line draw:style-name="gr24" draw:text-style-name="P65" svg:x1="8.029cm" svg:y1="2.9cm" svg:x2="8.279cm" svg:y2="2.9cm"><text:p/></draw:line><draw:line draw:style-name="gr24" draw:text-style-name="P65" svg:x1="8.029cm" svg:y1="3.3cm" svg:x2="8.279cm" svg:y2="3.3cm"><text:p/></draw:line><draw:line draw:style-name="gr24" draw:text-style-name="P65" svg:x1="8.029cm" svg:y1="3.5cm" svg:x2="8.279cm" svg:y2="3.5cm"><text:p/></draw:line><draw:line draw:style-name="gr24" draw:text-style-name="P65" svg:x1="8.029cm" svg:y1="3.701cm" svg:x2="8.279cm" svg:y2="3.701cm"><text:p/></draw:line><draw:line draw:style-name="gr24" draw:text-style-name="P65" svg:x1="8.029cm" svg:y1="1.799cm" svg:x2="8.279cm" svg:y2="1.799cm"><text:p/></draw:line><draw:line draw:style-name="gr24" draw:text-style-name="P65" svg:x1="8.029cm" svg:y1="1.6cm" svg:x2="8.279cm" svg:y2="1.6cm"><text:p/></draw:line><draw:line draw:style-name="gr24" draw:text-style-name="P65" svg:x1="8.029cm" svg:y1="1.401cm" svg:x2="8.279cm" svg:y2="1.401cm"><text:p/></draw:line><draw:line draw:style-name="gr24" draw:text-style-name="P65" svg:x1="8.029cm" svg:y1="1.199cm" svg:x2="8.279cm" svg:y2="1.199cm"><text:p/></draw:line><draw:line draw:style-name="gr24" draw:text-style-name="P65" svg:x1="8.029cm" svg:y1="1cm" svg:x2="8.279cm" svg:y2="1cm"><text:p/></draw:line><draw:line draw:style-name="gr24" draw:text-style-name="P65" svg:x1="8.029cm" svg:y1="0.801cm" svg:x2="8.279cm" svg:y2="0.801cm"><text:p/></draw:line><draw:line draw:style-name="gr24" draw:text-style-name="P65" svg:x1="8.029cm" svg:y1="0.6cm" svg:x2="8.279cm" svg:y2="0.6cm"><text:p/></draw:line><draw:line draw:style-name="gr24" draw:text-style-name="P65" svg:x1="8.029cm" svg:y1="0.4cm" svg:x2="8.279cm" svg:y2="0.4cm"><text:p/></draw:line><draw:line draw:style-name="gr24" draw:text-style-name="P65" svg:x1="8.029cm" svg:y1="2cm" svg:x2="8.279cm" svg:y2="2cm"><text:p/></draw:line><draw:line draw:style-name="gr24" draw:text-style-name="P65" svg:x1="8.029cm" svg:y1="2.2cm" svg:x2="8.279cm" svg:y2="2.2cm"><text:p/></draw:line><draw:line draw:style-name="gr24" draw:text-style-name="P65" svg:x1="8.029cm" svg:y1="2.401cm" svg:x2="8.279cm" svg:y2="2.401cm"><text:p/></draw:line><draw:line draw:style-name="gr24" draw:text-style-name="P65" svg:x1="8.029cm" svg:y1="2.6cm" svg:x2="8.279cm" svg:y2="2.6cm"><text:p/></draw:line><draw:line draw:style-name="gr24" draw:text-style-name="P65" svg:x1="8.029cm" svg:y1="2.799cm" svg:x2="8.279cm" svg:y2="2.799cm"><text:p/></draw:line><draw:line draw:style-name="gr24" draw:text-style-name="P65" svg:x1="8.029cm" svg:y1="3cm" svg:x2="8.279cm" svg:y2="3cm"><text:p/></draw:line><draw:line draw:style-name="gr24" draw:text-style-name="P65" svg:x1="8.029cm" svg:y1="3.2cm" svg:x2="8.279cm" svg:y2="3.2cm"><text:p/></draw:line><draw:line draw:style-name="gr24" draw:text-style-name="P65" svg:x1="8.029cm" svg:y1="3.401cm" svg:x2="8.279cm" svg:y2="3.401cm"><text:p/></draw:line><draw:line draw:style-name="gr24" draw:text-style-name="P65" svg:x1="8.029cm" svg:y1="3.6cm" svg:x2="8.279cm" svg:y2="3.6cm"><text:p/></draw:line><draw:frame draw:style-name="gr33" draw:text-style-name="P66" svg:width="0.428cm" svg:height="0.415cm" svg:x="2.88cm" svg:y="0.894cm"><draw:text-box><text:p text:style-name="P58"><text:span text:style-name="T19">10</text:span></text:p></draw:text-box></draw:frame><draw:frame draw:style-name="gr34" draw:text-style-name="P66" svg:width="0.32cm" svg:height="0.415cm" svg:x="4.75cm" svg:y="0.901cm"><draw:text-box><text:p text:style-name="P58"><text:span text:style-name="T19"><text:s/></text:span><text:span text:style-name="T19">1</text:span></text:p></draw:text-box></draw:frame><draw:frame draw:style-name="gr25" draw:text-style-name="P66" svg:width="0.214cm" svg:height="0.415cm" svg:x="6.69cm" svg:y="1.894cm"><draw:text-box><text:p text:style-name="P58"><text:span text:style-name="T19">0</text:span></text:p></draw:text-box></draw:frame><draw:frame draw:style-name="gr32" draw:text-style-name="P66" svg:width="0.373cm" svg:height="0.415cm" svg:x="6.63cm" svg:y="2.896cm"><draw:text-box><text:p text:style-name="P58"><text:span text:style-name="T21">–</text:span><text:span text:style-name="T19">1</text:span></text:p></draw:text-box></draw:frame><draw:frame draw:style-name="gr34" draw:text-style-name="P66" svg:width="0.32cm" svg:height="0.415cm" svg:x="6.63cm" svg:y="0.901cm"><draw:text-box><text:p text:style-name="P58"><text:span text:style-name="T19"><text:s/></text:span><text:span text:style-name="T19">1</text:span></text:p></draw:text-box></draw:frame><draw:frame draw:style-name="gr25" draw:text-style-name="P66" svg:width="0.214cm" svg:height="0.415cm" svg:x="8.56cm" svg:y="1.893cm"><draw:text-box><text:p text:style-name="P58"><text:span text:style-name="T19">0</text:span></text:p></draw:text-box></draw:frame><draw:frame draw:style-name="gr32" draw:text-style-name="P66" svg:width="0.373cm" svg:height="0.415cm" svg:x="8.5cm" svg:y="2.893cm"><draw:text-box><text:p text:style-name="P58"><text:span text:style-name="T21">–</text:span><text:span text:style-name="T19">1</text:span></text:p></draw:text-box></draw:frame></draw:g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 table:style-name="Tableau1.1">
            <table:table-cell table:style-name="Tableau1.A1" office:value-type="string">
              <text:h text:style-name="_5f_Tableau_5f_Centré_5f_Gras" text:outline-level="1"><text:span text:style-name="_5f_pointillés_20_gris">.....</text:span></text:h>
            </table:table-cell>
            <table:table-cell table:style-name="Tableau1.A1" office:value-type="string">
              <text:h text:style-name="_5f_Tableau_5f_Centré_5f_Gras" text:outline-level="1"><text:span text:style-name="_5f_pointillés_20_gris">......</text:span></text:h>
            </table:table-cell>
            <table:table-cell table:style-name="Tableau1.A1" office:value-type="string">
              <text:h text:style-name="_5f_Tableau_5f_Centré_5f_Gras" text:outline-level="1"><text:span text:style-name="_5f_pointillés_20_gris">......</text:span></text:h>
            </table:table-cell>
            <table:table-cell table:style-name="Tableau1.A1" office:value-type="string">
              <text:h text:style-name="_5f_Tableau_5f_Centré_5f_Gras" text:outline-level="1"><text:span text:style-name="_5f_pointillés_20_gris">......</text:span></text:h>
            </table:table-cell>
            <table:table-cell table:style-name="Tableau1.E1" office:value-type="string">
              <text:h text:style-name="_5f_Tableau_5f_Centré_5f_Gras" text:outline-level="1"><text:span text:style-name="_5f_pointillés_20_gris">......</text:span></text:h>
            </table:table-cell>
          </table:table-row>
        </table:table-header-rows>
      </table:table>
      <text:list text:continue-numbering="true" text:style-name="_5f_Numérotation_20_des_20_exercices">
        <text:list-item>
          <text:h text:style-name="P48" text:outline-level="1"><text:span text:style-name="_5f_Caractères_5f_gras">Chaud et froid (bis)</text:span></text:h>
        </text:list-item>
      </text:list>
      <text:h text:style-name="_5f_Paragraphe" text:outline-level="1"><text:span text:style-name="_5f_Caractères">Indique par un trait de couleur la graduation correspondant à la température donnée en °C.</text:span></text:h>
      <text:h text:style-name="_5f_Paragraphe" text:outline-level="1"><draw:g text:anchor-type="as-char" draw:z-index="51" draw:name="Forme2" draw:style-name="gr19"><draw:rect draw:style-name="gr20" draw:text-style-name="P62" svg:width="1.5cm" svg:height="4.5cm" svg:x="1.887cm" svg:y="0cm"><text:p/></draw:rect><draw:rect draw:style-name="gr20" draw:text-style-name="P62" svg:width="1.5cm" svg:height="4.5cm" svg:x="0cm" svg:y="0cm"><text:p/></draw:rect><draw:rect draw:style-name="gr21" draw:text-style-name="P63" svg:width="0.2cm" svg:height="3.8cm" svg:x="0.3cm" svg:y="0.25cm"><text:p/></draw:rect><draw:circle draw:style-name="gr22" draw:text-style-name="P64" svg:width="0.401cm" svg:height="0.401cm" svg:x="0.199cm" svg:y="3.9cm"><text:p/></draw:circle><draw:line draw:style-name="gr23" draw:text-style-name="P65" svg:x1="0.55cm" svg:y1="2.101cm" svg:x2="0.95cm" svg:y2="2.101cm"><text:p/></draw:line><draw:line draw:style-name="gr23" draw:text-style-name="P65" svg:x1="0.55cm" svg:y1="1.101cm" svg:x2="0.95cm" svg:y2="1.101cm"><text:p/></draw:line><draw:line draw:style-name="gr23" draw:text-style-name="P65" svg:x1="0.55cm" svg:y1="3.099cm" svg:x2="0.95cm" svg:y2="3.099cm"><text:p/></draw:line><draw:line draw:style-name="gr24" draw:text-style-name="P65" svg:x1="0.55cm" svg:y1="1.9cm" svg:x2="0.8cm" svg:y2="1.9cm"><text:p/></draw:line><draw:line draw:style-name="gr24" draw:text-style-name="P65" svg:x1="0.55cm" svg:y1="1.699cm" svg:x2="0.8cm" svg:y2="1.699cm"><text:p/></draw:line><draw:line draw:style-name="gr24" draw:text-style-name="P65" svg:x1="0.55cm" svg:y1="1.498cm" svg:x2="0.8cm" svg:y2="1.498cm"><text:p/></draw:line><draw:line draw:style-name="gr24" draw:text-style-name="P65" svg:x1="0.55cm" svg:y1="1.3cm" svg:x2="0.8cm" svg:y2="1.3cm"><text:p/></draw:line><draw:line draw:style-name="gr24" draw:text-style-name="P65" svg:x1="0.55cm" svg:y1="0.9cm" svg:x2="0.8cm" svg:y2="0.9cm"><text:p/></draw:line><draw:line draw:style-name="gr24" draw:text-style-name="P65" svg:x1="0.55cm" svg:y1="0.699cm" svg:x2="0.8cm" svg:y2="0.699cm"><text:p/></draw:line><draw:line draw:style-name="gr24" draw:text-style-name="P65" svg:x1="0.55cm" svg:y1="0.499cm" svg:x2="0.8cm" svg:y2="0.499cm"><text:p/></draw:line><draw:line draw:style-name="gr24" draw:text-style-name="P65" svg:x1="0.55cm" svg:y1="0.3cm" svg:x2="0.8cm" svg:y2="0.3cm"><text:p/></draw:line><draw:line draw:style-name="gr24" draw:text-style-name="P65" svg:x1="0.55cm" svg:y1="2.3cm" svg:x2="0.8cm" svg:y2="2.3cm"><text:p/></draw:line><draw:line draw:style-name="gr24" draw:text-style-name="P65" svg:x1="0.55cm" svg:y1="2.498cm" svg:x2="0.8cm" svg:y2="2.498cm"><text:p/></draw:line><draw:line draw:style-name="gr24" draw:text-style-name="P65" svg:x1="0.55cm" svg:y1="2.701cm" svg:x2="0.8cm" svg:y2="2.701cm"><text:p/></draw:line><draw:line draw:style-name="gr24" draw:text-style-name="P65" svg:x1="0.55cm" svg:y1="2.9cm" svg:x2="0.8cm" svg:y2="2.9cm"><text:p/></draw:line><draw:line draw:style-name="gr24" draw:text-style-name="P65" svg:x1="0.55cm" svg:y1="3.298cm" svg:x2="0.8cm" svg:y2="3.298cm"><text:p/></draw:line><draw:line draw:style-name="gr24" draw:text-style-name="P65" svg:x1="0.55cm" svg:y1="3.5cm" svg:x2="0.8cm" svg:y2="3.5cm"><text:p/></draw:line><draw:line draw:style-name="gr24" draw:text-style-name="P65" svg:x1="0.55cm" svg:y1="3.701cm" svg:x2="0.8cm" svg:y2="3.701cm"><text:p/></draw:line><draw:line draw:style-name="gr24" draw:text-style-name="P65" svg:x1="0.55cm" svg:y1="1.799cm" svg:x2="0.8cm" svg:y2="1.799cm"><text:p/></draw:line><draw:line draw:style-name="gr24" draw:text-style-name="P65" svg:x1="0.55cm" svg:y1="1.6cm" svg:x2="0.8cm" svg:y2="1.6cm"><text:p/></draw:line><draw:line draw:style-name="gr24" draw:text-style-name="P65" svg:x1="0.55cm" svg:y1="1.401cm" svg:x2="0.8cm" svg:y2="1.401cm"><text:p/></draw:line><draw:line draw:style-name="gr24" draw:text-style-name="P65" svg:x1="0.55cm" svg:y1="1.198cm" svg:x2="0.8cm" svg:y2="1.198cm"><text:p/></draw:line><draw:line draw:style-name="gr24" draw:text-style-name="P65" svg:x1="0.55cm" svg:y1="1cm" svg:x2="0.8cm" svg:y2="1cm"><text:p/></draw:line><draw:line draw:style-name="gr24" draw:text-style-name="P65" svg:x1="0.55cm" svg:y1="0.801cm" svg:x2="0.8cm" svg:y2="0.801cm"><text:p/></draw:line><draw:line draw:style-name="gr24" draw:text-style-name="P65" svg:x1="0.55cm" svg:y1="0.6cm" svg:x2="0.8cm" svg:y2="0.6cm"><text:p/></draw:line><draw:line draw:style-name="gr24" draw:text-style-name="P65" svg:x1="0.55cm" svg:y1="0.399cm" svg:x2="0.8cm" svg:y2="0.399cm"><text:p/></draw:line><draw:line draw:style-name="gr24" draw:text-style-name="P65" svg:x1="0.55cm" svg:y1="1.998cm" svg:x2="0.8cm" svg:y2="1.998cm"><text:p/></draw:line><draw:line draw:style-name="gr24" draw:text-style-name="P65" svg:x1="0.55cm" svg:y1="2.2cm" svg:x2="0.8cm" svg:y2="2.2cm"><text:p/></draw:line><draw:line draw:style-name="gr24" draw:text-style-name="P65" svg:x1="0.55cm" svg:y1="2.401cm" svg:x2="0.8cm" svg:y2="2.401cm"><text:p/></draw:line><draw:line draw:style-name="gr24" draw:text-style-name="P65" svg:x1="0.55cm" svg:y1="2.6cm" svg:x2="0.8cm" svg:y2="2.6cm"><text:p/></draw:line><draw:line draw:style-name="gr24" draw:text-style-name="P65" svg:x1="0.55cm" svg:y1="2.798cm" svg:x2="0.8cm" svg:y2="2.798cm"><text:p/></draw:line><draw:line draw:style-name="gr24" draw:text-style-name="P65" svg:x1="0.55cm" svg:y1="2.999cm" svg:x2="0.8cm" svg:y2="2.999cm"><text:p/></draw:line><draw:line draw:style-name="gr24" draw:text-style-name="P65" svg:x1="0.55cm" svg:y1="3.2cm" svg:x2="0.8cm" svg:y2="3.2cm"><text:p/></draw:line><draw:line draw:style-name="gr24" draw:text-style-name="P65" svg:x1="0.55cm" svg:y1="3.401cm" svg:x2="0.8cm" svg:y2="3.401cm"><text:p/></draw:line><draw:line draw:style-name="gr24" draw:text-style-name="P65" svg:x1="0.55cm" svg:y1="3.6cm" svg:x2="0.8cm" svg:y2="3.6cm"><text:p/></draw:line><draw:rect draw:style-name="gr20" draw:text-style-name="P62" svg:width="1.507cm" svg:height="4.5cm" svg:x="3.769cm" svg:y="0cm"><text:p/></draw:rect><draw:rect draw:style-name="gr21" draw:text-style-name="P63" svg:width="0.204cm" svg:height="3.8cm" svg:x="4.069cm" svg:y="0.25cm"><text:p/></draw:rect><draw:circle draw:style-name="gr22" draw:text-style-name="P64" svg:width="0.403cm" svg:height="0.403cm" svg:x="3.971cm" svg:y="3.898cm"><text:p/></draw:circle><draw:line draw:style-name="gr23" draw:text-style-name="P65" svg:x1="4.322cm" svg:y1="2.101cm" svg:x2="4.722cm" svg:y2="2.101cm"><text:p/></draw:line><draw:line draw:style-name="gr23" draw:text-style-name="P65" svg:x1="4.322cm" svg:y1="1.101cm" svg:x2="4.722cm" svg:y2="1.101cm"><text:p/></draw:line><draw:line draw:style-name="gr23" draw:text-style-name="P65" svg:x1="4.322cm" svg:y1="3.099cm" svg:x2="4.722cm" svg:y2="3.099cm"><text:p/></draw:line><draw:line draw:style-name="gr24" draw:text-style-name="P65" svg:x1="4.322cm" svg:y1="1.9cm" svg:x2="4.572cm" svg:y2="1.9cm"><text:p/></draw:line><draw:line draw:style-name="gr24" draw:text-style-name="P65" svg:x1="4.322cm" svg:y1="1.699cm" svg:x2="4.572cm" svg:y2="1.699cm"><text:p/></draw:line><draw:line draw:style-name="gr24" draw:text-style-name="P65" svg:x1="4.322cm" svg:y1="1.498cm" svg:x2="4.572cm" svg:y2="1.498cm"><text:p/></draw:line><draw:line draw:style-name="gr24" draw:text-style-name="P65" svg:x1="4.322cm" svg:y1="1.3cm" svg:x2="4.572cm" svg:y2="1.3cm"><text:p/></draw:line><draw:line draw:style-name="gr24" draw:text-style-name="P65" svg:x1="4.322cm" svg:y1="0.9cm" svg:x2="4.572cm" svg:y2="0.9cm"><text:p/></draw:line><draw:line draw:style-name="gr24" draw:text-style-name="P65" svg:x1="4.322cm" svg:y1="0.699cm" svg:x2="4.572cm" svg:y2="0.699cm"><text:p/></draw:line><draw:line draw:style-name="gr24" draw:text-style-name="P65" svg:x1="4.322cm" svg:y1="0.499cm" svg:x2="4.572cm" svg:y2="0.499cm"><text:p/></draw:line><draw:line draw:style-name="gr24" draw:text-style-name="P65" svg:x1="4.322cm" svg:y1="0.3cm" svg:x2="4.572cm" svg:y2="0.3cm"><text:p/></draw:line><draw:line draw:style-name="gr24" draw:text-style-name="P65" svg:x1="4.322cm" svg:y1="2.3cm" svg:x2="4.572cm" svg:y2="2.3cm"><text:p/></draw:line><draw:line draw:style-name="gr24" draw:text-style-name="P65" svg:x1="4.322cm" svg:y1="2.498cm" svg:x2="4.572cm" svg:y2="2.498cm"><text:p/></draw:line><draw:line draw:style-name="gr24" draw:text-style-name="P65" svg:x1="4.322cm" svg:y1="2.701cm" svg:x2="4.572cm" svg:y2="2.701cm"><text:p/></draw:line><draw:line draw:style-name="gr24" draw:text-style-name="P65" svg:x1="4.322cm" svg:y1="2.9cm" svg:x2="4.572cm" svg:y2="2.9cm"><text:p/></draw:line><draw:line draw:style-name="gr24" draw:text-style-name="P65" svg:x1="4.322cm" svg:y1="3.298cm" svg:x2="4.572cm" svg:y2="3.298cm"><text:p/></draw:line><draw:line draw:style-name="gr24" draw:text-style-name="P65" svg:x1="4.322cm" svg:y1="3.5cm" svg:x2="4.572cm" svg:y2="3.5cm"><text:p/></draw:line><draw:line draw:style-name="gr24" draw:text-style-name="P65" svg:x1="4.322cm" svg:y1="3.701cm" svg:x2="4.572cm" svg:y2="3.701cm"><text:p/></draw:line><draw:line draw:style-name="gr24" draw:text-style-name="P65" svg:x1="4.322cm" svg:y1="1.799cm" svg:x2="4.572cm" svg:y2="1.799cm"><text:p/></draw:line><draw:line draw:style-name="gr24" draw:text-style-name="P65" svg:x1="4.322cm" svg:y1="1.6cm" svg:x2="4.572cm" svg:y2="1.6cm"><text:p/></draw:line><draw:line draw:style-name="gr24" draw:text-style-name="P65" svg:x1="4.322cm" svg:y1="1.401cm" svg:x2="4.572cm" svg:y2="1.401cm"><text:p/></draw:line><draw:line draw:style-name="gr24" draw:text-style-name="P65" svg:x1="4.322cm" svg:y1="1.198cm" svg:x2="4.572cm" svg:y2="1.198cm"><text:p/></draw:line><draw:line draw:style-name="gr24" draw:text-style-name="P65" svg:x1="4.322cm" svg:y1="1cm" svg:x2="4.572cm" svg:y2="1cm"><text:p/></draw:line><draw:line draw:style-name="gr24" draw:text-style-name="P65" svg:x1="4.322cm" svg:y1="0.801cm" svg:x2="4.572cm" svg:y2="0.801cm"><text:p/></draw:line><draw:line draw:style-name="gr24" draw:text-style-name="P65" svg:x1="4.322cm" svg:y1="0.6cm" svg:x2="4.572cm" svg:y2="0.6cm"><text:p/></draw:line><draw:line draw:style-name="gr24" draw:text-style-name="P65" svg:x1="4.322cm" svg:y1="0.399cm" svg:x2="4.572cm" svg:y2="0.399cm"><text:p/></draw:line><draw:line draw:style-name="gr24" draw:text-style-name="P65" svg:x1="4.322cm" svg:y1="1.998cm" svg:x2="4.572cm" svg:y2="1.998cm"><text:p/></draw:line><draw:line draw:style-name="gr24" draw:text-style-name="P65" svg:x1="4.322cm" svg:y1="2.2cm" svg:x2="4.572cm" svg:y2="2.2cm"><text:p/></draw:line><draw:line draw:style-name="gr24" draw:text-style-name="P65" svg:x1="4.322cm" svg:y1="2.401cm" svg:x2="4.572cm" svg:y2="2.401cm"><text:p/></draw:line><draw:line draw:style-name="gr24" draw:text-style-name="P65" svg:x1="4.322cm" svg:y1="2.6cm" svg:x2="4.572cm" svg:y2="2.6cm"><text:p/></draw:line><draw:line draw:style-name="gr24" draw:text-style-name="P65" svg:x1="4.322cm" svg:y1="2.798cm" svg:x2="4.572cm" svg:y2="2.798cm"><text:p/></draw:line><draw:line draw:style-name="gr24" draw:text-style-name="P65" svg:x1="4.322cm" svg:y1="2.999cm" svg:x2="4.572cm" svg:y2="2.999cm"><text:p/></draw:line><draw:line draw:style-name="gr24" draw:text-style-name="P65" svg:x1="4.322cm" svg:y1="3.2cm" svg:x2="4.572cm" svg:y2="3.2cm"><text:p/></draw:line><draw:line draw:style-name="gr24" draw:text-style-name="P65" svg:x1="4.322cm" svg:y1="3.401cm" svg:x2="4.572cm" svg:y2="3.401cm"><text:p/></draw:line><draw:line draw:style-name="gr24" draw:text-style-name="P65" svg:x1="4.322cm" svg:y1="3.6cm" svg:x2="4.572cm" svg:y2="3.6cm"><text:p/></draw:line><draw:rect draw:style-name="gr20" draw:text-style-name="P62" svg:width="1.504cm" svg:height="4.5cm" svg:x="5.65cm" svg:y="0cm"><text:p/></draw:rect><draw:rect draw:style-name="gr21" draw:text-style-name="P63" svg:width="0.204cm" svg:height="3.8cm" svg:x="5.95cm" svg:y="0.25cm"><text:p/></draw:rect><draw:circle draw:style-name="gr22" draw:text-style-name="P64" svg:width="0.401cm" svg:height="0.401cm" svg:x="5.851cm" svg:y="3.9cm"><text:p/></draw:circle><draw:line draw:style-name="gr23" draw:text-style-name="P65" svg:x1="6.2cm" svg:y1="2.101cm" svg:x2="6.6cm" svg:y2="2.101cm"><text:p/></draw:line><draw:line draw:style-name="gr23" draw:text-style-name="P65" svg:x1="6.2cm" svg:y1="1.101cm" svg:x2="6.6cm" svg:y2="1.101cm"><text:p/></draw:line><draw:line draw:style-name="gr23" draw:text-style-name="P65" svg:x1="6.2cm" svg:y1="3.099cm" svg:x2="6.6cm" svg:y2="3.099cm"><text:p/></draw:line><draw:line draw:style-name="gr24" draw:text-style-name="P65" svg:x1="6.2cm" svg:y1="1.9cm" svg:x2="6.45cm" svg:y2="1.9cm"><text:p/></draw:line><draw:line draw:style-name="gr24" draw:text-style-name="P65" svg:x1="6.2cm" svg:y1="1.699cm" svg:x2="6.45cm" svg:y2="1.699cm"><text:p/></draw:line><draw:line draw:style-name="gr24" draw:text-style-name="P65" svg:x1="6.2cm" svg:y1="1.498cm" svg:x2="6.45cm" svg:y2="1.498cm"><text:p/></draw:line><draw:line draw:style-name="gr24" draw:text-style-name="P65" svg:x1="6.2cm" svg:y1="1.3cm" svg:x2="6.45cm" svg:y2="1.3cm"><text:p/></draw:line><draw:line draw:style-name="gr24" draw:text-style-name="P65" svg:x1="6.2cm" svg:y1="0.9cm" svg:x2="6.45cm" svg:y2="0.9cm"><text:p/></draw:line><draw:line draw:style-name="gr24" draw:text-style-name="P65" svg:x1="6.2cm" svg:y1="0.699cm" svg:x2="6.45cm" svg:y2="0.699cm"><text:p/></draw:line><draw:line draw:style-name="gr24" draw:text-style-name="P65" svg:x1="6.2cm" svg:y1="0.499cm" svg:x2="6.45cm" svg:y2="0.499cm"><text:p/></draw:line><draw:line draw:style-name="gr24" draw:text-style-name="P65" svg:x1="6.2cm" svg:y1="0.3cm" svg:x2="6.45cm" svg:y2="0.3cm"><text:p/></draw:line><draw:line draw:style-name="gr24" draw:text-style-name="P65" svg:x1="6.2cm" svg:y1="2.3cm" svg:x2="6.45cm" svg:y2="2.3cm"><text:p/></draw:line><draw:line draw:style-name="gr24" draw:text-style-name="P65" svg:x1="6.2cm" svg:y1="2.498cm" svg:x2="6.45cm" svg:y2="2.498cm"><text:p/></draw:line><draw:line draw:style-name="gr24" draw:text-style-name="P65" svg:x1="6.2cm" svg:y1="2.701cm" svg:x2="6.45cm" svg:y2="2.701cm"><text:p/></draw:line><draw:line draw:style-name="gr24" draw:text-style-name="P65" svg:x1="6.2cm" svg:y1="2.9cm" svg:x2="6.45cm" svg:y2="2.9cm"><text:p/></draw:line><draw:line draw:style-name="gr24" draw:text-style-name="P65" svg:x1="6.2cm" svg:y1="3.298cm" svg:x2="6.45cm" svg:y2="3.298cm"><text:p/></draw:line><draw:line draw:style-name="gr24" draw:text-style-name="P65" svg:x1="6.2cm" svg:y1="3.5cm" svg:x2="6.45cm" svg:y2="3.5cm"><text:p/></draw:line><draw:line draw:style-name="gr24" draw:text-style-name="P65" svg:x1="6.2cm" svg:y1="3.701cm" svg:x2="6.45cm" svg:y2="3.701cm"><text:p/></draw:line><draw:line draw:style-name="gr24" draw:text-style-name="P65" svg:x1="6.2cm" svg:y1="1.799cm" svg:x2="6.45cm" svg:y2="1.799cm"><text:p/></draw:line><draw:line draw:style-name="gr24" draw:text-style-name="P65" svg:x1="6.2cm" svg:y1="1.6cm" svg:x2="6.45cm" svg:y2="1.6cm"><text:p/></draw:line><draw:line draw:style-name="gr24" draw:text-style-name="P65" svg:x1="6.2cm" svg:y1="1.401cm" svg:x2="6.45cm" svg:y2="1.401cm"><text:p/></draw:line><draw:line draw:style-name="gr24" draw:text-style-name="P65" svg:x1="6.2cm" svg:y1="1.198cm" svg:x2="6.45cm" svg:y2="1.198cm"><text:p/></draw:line><draw:line draw:style-name="gr24" draw:text-style-name="P65" svg:x1="6.2cm" svg:y1="1cm" svg:x2="6.45cm" svg:y2="1cm"><text:p/></draw:line><draw:line draw:style-name="gr24" draw:text-style-name="P65" svg:x1="6.2cm" svg:y1="0.801cm" svg:x2="6.45cm" svg:y2="0.801cm"><text:p/></draw:line><draw:line draw:style-name="gr24" draw:text-style-name="P65" svg:x1="6.2cm" svg:y1="0.6cm" svg:x2="6.45cm" svg:y2="0.6cm"><text:p/></draw:line><draw:line draw:style-name="gr24" draw:text-style-name="P65" svg:x1="6.2cm" svg:y1="0.399cm" svg:x2="6.45cm" svg:y2="0.399cm"><text:p/></draw:line><draw:line draw:style-name="gr24" draw:text-style-name="P65" svg:x1="6.2cm" svg:y1="1.998cm" svg:x2="6.45cm" svg:y2="1.998cm"><text:p/></draw:line><draw:line draw:style-name="gr24" draw:text-style-name="P65" svg:x1="6.2cm" svg:y1="2.2cm" svg:x2="6.45cm" svg:y2="2.2cm"><text:p/></draw:line><draw:line draw:style-name="gr24" draw:text-style-name="P65" svg:x1="6.2cm" svg:y1="2.401cm" svg:x2="6.45cm" svg:y2="2.401cm"><text:p/></draw:line><draw:line draw:style-name="gr24" draw:text-style-name="P65" svg:x1="6.2cm" svg:y1="2.6cm" svg:x2="6.45cm" svg:y2="2.6cm"><text:p/></draw:line><draw:line draw:style-name="gr24" draw:text-style-name="P65" svg:x1="6.2cm" svg:y1="2.798cm" svg:x2="6.45cm" svg:y2="2.798cm"><text:p/></draw:line><draw:line draw:style-name="gr24" draw:text-style-name="P65" svg:x1="6.2cm" svg:y1="2.999cm" svg:x2="6.45cm" svg:y2="2.999cm"><text:p/></draw:line><draw:line draw:style-name="gr24" draw:text-style-name="P65" svg:x1="6.2cm" svg:y1="3.2cm" svg:x2="6.45cm" svg:y2="3.2cm"><text:p/></draw:line><draw:line draw:style-name="gr24" draw:text-style-name="P65" svg:x1="6.2cm" svg:y1="3.401cm" svg:x2="6.45cm" svg:y2="3.401cm"><text:p/></draw:line><draw:line draw:style-name="gr24" draw:text-style-name="P65" svg:x1="6.2cm" svg:y1="3.6cm" svg:x2="6.45cm" svg:y2="3.6cm"><text:p/></draw:line><draw:rect draw:style-name="gr21" draw:text-style-name="P63" svg:width="0.2cm" svg:height="3.8cm" svg:x="2.187cm" svg:y="0.25cm"><text:p/></draw:rect><draw:ellipse draw:style-name="gr22" draw:text-style-name="P64" svg:width="0.405cm" svg:height="0.401cm" svg:x="2.087cm" svg:y="3.9cm"><text:p/></draw:ellipse><draw:line draw:style-name="gr23" draw:text-style-name="P65" svg:x1="2.438cm" svg:y1="2.101cm" svg:x2="2.837cm" svg:y2="2.101cm"><text:p/></draw:line><draw:line draw:style-name="gr23" draw:text-style-name="P65" svg:x1="2.438cm" svg:y1="1.101cm" svg:x2="2.837cm" svg:y2="1.101cm"><text:p/></draw:line><draw:line draw:style-name="gr23" draw:text-style-name="P65" svg:x1="2.438cm" svg:y1="3.099cm" svg:x2="2.837cm" svg:y2="3.099cm"><text:p/></draw:line><draw:line draw:style-name="gr24" draw:text-style-name="P65" svg:x1="2.438cm" svg:y1="1.9cm" svg:x2="2.687cm" svg:y2="1.9cm"><text:p/></draw:line><draw:line draw:style-name="gr24" draw:text-style-name="P65" svg:x1="2.438cm" svg:y1="1.699cm" svg:x2="2.687cm" svg:y2="1.699cm"><text:p/></draw:line><draw:line draw:style-name="gr24" draw:text-style-name="P65" svg:x1="2.438cm" svg:y1="1.498cm" svg:x2="2.687cm" svg:y2="1.498cm"><text:p/></draw:line><draw:line draw:style-name="gr24" draw:text-style-name="P65" svg:x1="2.438cm" svg:y1="1.3cm" svg:x2="2.687cm" svg:y2="1.3cm"><text:p/></draw:line><draw:line draw:style-name="gr24" draw:text-style-name="P65" svg:x1="2.438cm" svg:y1="0.9cm" svg:x2="2.687cm" svg:y2="0.9cm"><text:p/></draw:line><draw:line draw:style-name="gr24" draw:text-style-name="P65" svg:x1="2.438cm" svg:y1="0.699cm" svg:x2="2.687cm" svg:y2="0.699cm"><text:p/></draw:line><draw:line draw:style-name="gr24" draw:text-style-name="P65" svg:x1="2.438cm" svg:y1="0.499cm" svg:x2="2.687cm" svg:y2="0.499cm"><text:p/></draw:line><draw:line draw:style-name="gr24" draw:text-style-name="P65" svg:x1="2.438cm" svg:y1="0.3cm" svg:x2="2.687cm" svg:y2="0.3cm"><text:p/></draw:line><draw:line draw:style-name="gr24" draw:text-style-name="P65" svg:x1="2.438cm" svg:y1="2.3cm" svg:x2="2.687cm" svg:y2="2.3cm"><text:p/></draw:line><draw:line draw:style-name="gr24" draw:text-style-name="P65" svg:x1="2.438cm" svg:y1="2.498cm" svg:x2="2.687cm" svg:y2="2.498cm"><text:p/></draw:line><draw:line draw:style-name="gr24" draw:text-style-name="P65" svg:x1="2.438cm" svg:y1="2.701cm" svg:x2="2.687cm" svg:y2="2.701cm"><text:p/></draw:line><draw:line draw:style-name="gr24" draw:text-style-name="P65" svg:x1="2.438cm" svg:y1="2.9cm" svg:x2="2.687cm" svg:y2="2.9cm"><text:p/></draw:line><draw:line draw:style-name="gr24" draw:text-style-name="P65" svg:x1="2.438cm" svg:y1="3.298cm" svg:x2="2.687cm" svg:y2="3.298cm"><text:p/></draw:line><draw:line draw:style-name="gr24" draw:text-style-name="P65" svg:x1="2.438cm" svg:y1="3.5cm" svg:x2="2.687cm" svg:y2="3.5cm"><text:p/></draw:line><draw:line draw:style-name="gr24" draw:text-style-name="P65" svg:x1="2.438cm" svg:y1="3.701cm" svg:x2="2.687cm" svg:y2="3.701cm"><text:p/></draw:line><draw:rect draw:style-name="gr20" draw:text-style-name="P62" svg:width="1.495cm" svg:height="4.5cm" svg:x="7.514cm" svg:y="0cm"><text:p/></draw:rect><draw:rect draw:style-name="gr21" draw:text-style-name="P63" svg:width="0.2cm" svg:height="3.8cm" svg:x="7.812cm" svg:y="0.25cm"><text:p/></draw:rect><draw:circle draw:style-name="gr22" draw:text-style-name="P64" svg:width="0.403cm" svg:height="0.403cm" svg:x="7.708cm" svg:y="3.898cm"><text:p/></draw:circle><draw:line draw:style-name="gr23" draw:text-style-name="P65" svg:x1="8.059cm" svg:y1="2.101cm" svg:x2="8.458cm" svg:y2="2.101cm"><text:p/></draw:line><draw:line draw:style-name="gr23" draw:text-style-name="P65" svg:x1="8.059cm" svg:y1="1.101cm" svg:x2="8.458cm" svg:y2="1.101cm"><text:p/></draw:line><draw:line draw:style-name="gr23" draw:text-style-name="P65" svg:x1="8.059cm" svg:y1="3.099cm" svg:x2="8.458cm" svg:y2="3.099cm"><text:p/></draw:line><draw:line draw:style-name="gr24" draw:text-style-name="P65" svg:x1="8.059cm" svg:y1="1.9cm" svg:x2="8.308cm" svg:y2="1.9cm"><text:p/></draw:line><draw:line draw:style-name="gr24" draw:text-style-name="P65" svg:x1="8.059cm" svg:y1="1.699cm" svg:x2="8.308cm" svg:y2="1.699cm"><text:p/></draw:line><draw:line draw:style-name="gr24" draw:text-style-name="P65" svg:x1="8.059cm" svg:y1="1.498cm" svg:x2="8.308cm" svg:y2="1.498cm"><text:p/></draw:line><draw:line draw:style-name="gr24" draw:text-style-name="P65" svg:x1="8.059cm" svg:y1="1.3cm" svg:x2="8.308cm" svg:y2="1.3cm"><text:p/></draw:line><draw:line draw:style-name="gr24" draw:text-style-name="P65" svg:x1="8.059cm" svg:y1="0.9cm" svg:x2="8.308cm" svg:y2="0.9cm"><text:p/></draw:line><draw:line draw:style-name="gr24" draw:text-style-name="P65" svg:x1="8.059cm" svg:y1="0.699cm" svg:x2="8.308cm" svg:y2="0.699cm"><text:p/></draw:line><draw:line draw:style-name="gr24" draw:text-style-name="P65" svg:x1="8.059cm" svg:y1="0.499cm" svg:x2="8.308cm" svg:y2="0.499cm"><text:p/></draw:line><draw:line draw:style-name="gr24" draw:text-style-name="P65" svg:x1="8.059cm" svg:y1="0.3cm" svg:x2="8.308cm" svg:y2="0.3cm"><text:p/></draw:line><draw:line draw:style-name="gr24" draw:text-style-name="P65" svg:x1="8.059cm" svg:y1="2.3cm" svg:x2="8.308cm" svg:y2="2.3cm"><text:p/></draw:line><draw:line draw:style-name="gr24" draw:text-style-name="P65" svg:x1="8.059cm" svg:y1="2.498cm" svg:x2="8.308cm" svg:y2="2.498cm"><text:p/></draw:line><draw:line draw:style-name="gr24" draw:text-style-name="P65" svg:x1="8.059cm" svg:y1="2.701cm" svg:x2="8.308cm" svg:y2="2.701cm"><text:p/></draw:line><draw:line draw:style-name="gr24" draw:text-style-name="P65" svg:x1="8.059cm" svg:y1="2.9cm" svg:x2="8.308cm" svg:y2="2.9cm"><text:p/></draw:line><draw:line draw:style-name="gr24" draw:text-style-name="P65" svg:x1="8.059cm" svg:y1="3.298cm" svg:x2="8.308cm" svg:y2="3.298cm"><text:p/></draw:line><draw:line draw:style-name="gr24" draw:text-style-name="P65" svg:x1="8.059cm" svg:y1="3.5cm" svg:x2="8.308cm" svg:y2="3.5cm"><text:p/></draw:line><draw:line draw:style-name="gr24" draw:text-style-name="P65" svg:x1="8.059cm" svg:y1="3.701cm" svg:x2="8.308cm" svg:y2="3.701cm"><text:p/></draw:line><draw:line draw:style-name="gr24" draw:text-style-name="P65" svg:x1="8.059cm" svg:y1="1.799cm" svg:x2="8.308cm" svg:y2="1.799cm"><text:p/></draw:line><draw:line draw:style-name="gr24" draw:text-style-name="P65" svg:x1="8.059cm" svg:y1="1.6cm" svg:x2="8.308cm" svg:y2="1.6cm"><text:p/></draw:line><draw:line draw:style-name="gr24" draw:text-style-name="P65" svg:x1="8.059cm" svg:y1="1.401cm" svg:x2="8.308cm" svg:y2="1.401cm"><text:p/></draw:line><draw:line draw:style-name="gr24" draw:text-style-name="P65" svg:x1="8.059cm" svg:y1="1.198cm" svg:x2="8.308cm" svg:y2="1.198cm"><text:p/></draw:line><draw:line draw:style-name="gr24" draw:text-style-name="P65" svg:x1="8.059cm" svg:y1="1cm" svg:x2="8.308cm" svg:y2="1cm"><text:p/></draw:line><draw:line draw:style-name="gr24" draw:text-style-name="P65" svg:x1="8.059cm" svg:y1="0.801cm" svg:x2="8.308cm" svg:y2="0.801cm"><text:p/></draw:line><draw:line draw:style-name="gr24" draw:text-style-name="P65" svg:x1="8.059cm" svg:y1="0.6cm" svg:x2="8.308cm" svg:y2="0.6cm"><text:p/></draw:line><draw:line draw:style-name="gr24" draw:text-style-name="P65" svg:x1="8.059cm" svg:y1="0.399cm" svg:x2="8.308cm" svg:y2="0.399cm"><text:p/></draw:line><draw:line draw:style-name="gr24" draw:text-style-name="P65" svg:x1="8.059cm" svg:y1="1.998cm" svg:x2="8.308cm" svg:y2="1.998cm"><text:p/></draw:line><draw:line draw:style-name="gr24" draw:text-style-name="P65" svg:x1="8.059cm" svg:y1="2.2cm" svg:x2="8.308cm" svg:y2="2.2cm"><text:p/></draw:line><draw:line draw:style-name="gr24" draw:text-style-name="P65" svg:x1="8.059cm" svg:y1="2.401cm" svg:x2="8.308cm" svg:y2="2.401cm"><text:p/></draw:line><draw:line draw:style-name="gr24" draw:text-style-name="P65" svg:x1="8.059cm" svg:y1="2.6cm" svg:x2="8.308cm" svg:y2="2.6cm"><text:p/></draw:line><draw:line draw:style-name="gr24" draw:text-style-name="P65" svg:x1="8.059cm" svg:y1="2.798cm" svg:x2="8.308cm" svg:y2="2.798cm"><text:p/></draw:line><draw:line draw:style-name="gr24" draw:text-style-name="P65" svg:x1="8.059cm" svg:y1="2.999cm" svg:x2="8.308cm" svg:y2="2.999cm"><text:p/></draw:line><draw:line draw:style-name="gr24" draw:text-style-name="P65" svg:x1="8.059cm" svg:y1="3.2cm" svg:x2="8.308cm" svg:y2="3.2cm"><text:p/></draw:line><draw:line draw:style-name="gr24" draw:text-style-name="P65" svg:x1="8.059cm" svg:y1="3.401cm" svg:x2="8.308cm" svg:y2="3.401cm"><text:p/></draw:line><draw:line draw:style-name="gr24" draw:text-style-name="P65" svg:x1="8.059cm" svg:y1="3.6cm" svg:x2="8.308cm" svg:y2="3.6cm"><text:p/></draw:line><draw:frame draw:style-name="gr25" draw:text-style-name="P66" svg:width="0.214cm" svg:height="0.415cm" svg:x="6.735cm" svg:y="1.896cm"><draw:text-box><text:p text:style-name="P58"><text:span text:style-name="T16">0</text:span></text:p></draw:text-box></draw:frame><draw:frame draw:style-name="gr26" draw:text-style-name="P66" svg:width="0.294cm" svg:height="0.414cm" svg:x="6.675cm" svg:y="2.896cm"><draw:text-box><text:p text:style-name="P58"><text:span text:style-name="T17">–</text:span><text:span text:style-name="T16">1</text:span></text:p></draw:text-box></draw:frame><draw:frame draw:style-name="gr25" draw:text-style-name="P66" svg:width="0.214cm" svg:height="0.415cm" svg:x="4.854cm" svg:y="1.886cm"><draw:text-box><text:p text:style-name="P58"><text:span text:style-name="T16">0</text:span></text:p></draw:text-box></draw:frame><draw:frame draw:style-name="gr27" draw:text-style-name="P66" svg:width="0.241cm" svg:height="0.414cm" svg:x="4.794cm" svg:y="0.893cm"><draw:text-box><text:p text:style-name="P58"><text:span text:style-name="T16"><text:s/></text:span><text:span text:style-name="T16">1</text:span></text:p></draw:text-box></draw:frame><draw:frame draw:style-name="gr25" draw:text-style-name="P66" svg:width="0.214cm" svg:height="0.415cm" svg:x="2.965cm" svg:y="1.889cm"><draw:text-box><text:p text:style-name="P58"><text:span text:style-name="T16">0</text:span></text:p></draw:text-box></draw:frame><draw:frame draw:style-name="gr26" draw:text-style-name="P66" svg:width="0.294cm" svg:height="0.414cm" svg:x="2.905cm" svg:y="2.889cm"><draw:text-box><text:p text:style-name="P58"><text:span text:style-name="T17">–</text:span><text:span text:style-name="T16">1</text:span></text:p></draw:text-box></draw:frame><draw:frame draw:style-name="gr27" draw:text-style-name="P66" svg:width="0.241cm" svg:height="0.414cm" svg:x="2.905cm" svg:y="0.896cm"><draw:text-box><text:p text:style-name="P58"><text:span text:style-name="T16"><text:s/></text:span><text:span text:style-name="T16">1</text:span></text:p></draw:text-box></draw:frame><draw:frame draw:style-name="gr25" draw:text-style-name="P66" svg:width="0.214cm" svg:height="0.415cm" svg:x="1.085cm" svg:y="1.889cm"><draw:text-box><text:p text:style-name="P58"><text:span text:style-name="T16">0</text:span></text:p></draw:text-box></draw:frame><draw:frame draw:style-name="gr28" draw:text-style-name="P67" svg:width="0.452cm" svg:height="0.414cm" svg:x="1.025cm" svg:y="2.889cm"><draw:text-box><text:p text:style-name="P58"><text:span text:style-name="T17">–</text:span><text:span text:style-name="T16">10</text:span></text:p></draw:text-box></draw:frame><draw:frame draw:style-name="gr29" draw:text-style-name="P66" svg:width="0.399cm" svg:height="0.414cm" svg:x="1.025cm" svg:y="0.896cm"><draw:text-box><text:p text:style-name="P58"><text:span text:style-name="T16"><text:s/></text:span><text:span text:style-name="T16">10</text:span></text:p></draw:text-box></draw:frame><draw:frame draw:style-name="gr25" draw:text-style-name="P66" svg:width="0.214cm" svg:height="0.415cm" svg:x="8.585cm" svg:y="1.889cm"><draw:text-box><text:p text:style-name="P58"><text:span text:style-name="T16">0</text:span></text:p></draw:text-box></draw:frame><draw:frame draw:style-name="gr26" draw:text-style-name="P66" svg:width="0.294cm" svg:height="0.414cm" svg:x="8.525cm" svg:y="2.889cm"><draw:text-box><text:p text:style-name="P58"><text:span text:style-name="T17">–</text:span><text:span text:style-name="T18">5</text:span></text:p></draw:text-box></draw:frame><draw:frame draw:style-name="gr30" draw:text-style-name="P66" svg:width="0.161cm" svg:height="0.414cm" svg:x="8.608cm" svg:y="0.896cm"><draw:text-box><text:p text:style-name="P58"><text:span text:style-name="T16">5</text:span></text:p></draw:text-box></draw:frame></draw:g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h text:style-name="_5f_Tableau_5f_Centré_5f_Gras" text:outline-level="1"><text:span text:style-name="_5f_Caractères"><text:span text:style-name="T10">1</text:span></text:span><text:span text:style-name="T10">7°C</text:span></text:h>
          </table:table-cell>
          <table:table-cell table:style-name="Tableau2.A1" office:value-type="string">
            <text:h text:style-name="_5f_Tableau_5f_Centré_5f_Gras" text:outline-level="1"><text:span text:style-name="_5f_Caractères"><text:span text:style-name="T10">−</text:span></text:span><text:span text:style-name="T10">1,2°C</text:span></text:h>
          </table:table-cell>
          <table:table-cell table:style-name="Tableau2.A1" office:value-type="string">
            <text:h text:style-name="_5f_Tableau_5f_Centré_5f_Gras" text:outline-level="1"><text:span text:style-name="_5f_Caractères"><text:span text:style-name="T10">−</text:span></text:span><text:span text:style-name="T10"> 0,5°C</text:span></text:h>
          </table:table-cell>
          <table:table-cell table:style-name="Tableau2.A1" office:value-type="string">
            <text:h text:style-name="_5f_Tableau_5f_Centré_5f_Gras" text:outline-level="1"><text:span text:style-name="_5f_Caractères"><text:span text:style-name="T10">1</text:span></text:span><text:span text:style-name="T10">,2°C</text:span></text:h>
          </table:table-cell>
          <table:table-cell table:style-name="Tableau2.E1" office:value-type="string">
            <text:h text:style-name="_5f_Tableau_5f_Centré_5f_Gras" text:outline-level="1"><text:span text:style-name="_5f_Caractères"><text:span text:style-name="T10">−</text:span></text:span><text:span text:style-name="T10">7,5°C</text:span></text:h>
          </table:table-cell>
        </table:table-row>
      </table:table>
      <text:list xml:id="list121214561137640" text:continue-numbering="true" text:style-name="_5f_Numérotation_20_des_20_exercices">
        <text:list-item>
          <text:h text:style-name="P48" text:outline-level="1"><text:span text:style-name="_5f_Caractères_5f_gras">Un peu d’histoire</text:span></text:h>
        </text:list-item>
      </text:list>
      <text:h text:style-name="_5f_Paragraphe" text:outline-level="1"><text:span text:style-name="_5f_Caractères">Sur l'axe chronologique ci-dessous, place le plus précisément possible les év</text:span><text:span text:style-name="_5f_Caractères"><text:span text:style-name="T11">é</text:span></text:span><text:span text:style-name="_5f_Caractères">nements suivants, sachant que 0 correspond à l’année supposée de la naissance de Jésus Christ :</text:span></text:h>
      <text:list text:style-name="List_20_1">
        <text:list-item>
          <text:h text:style-name="_5f_Paragraphe_5f_Bullet" text:outline-level="1"><text:span text:style-name="_5f_Caractères">T : le temple de Jérusalem est détruit en 70 après Jésus-Christ ;</text:span></text:h>
        </text:list-item>
        <text:list-item>
          <text:h text:style-name="_5f_Paragraphe_5f_Bullet" text:outline-level="1"><text:span text:style-name="_5f_Caractères">J : Jules César naît en 100 avant J.-C. ;</text:span></text:h>
        </text:list-item>
        <text:list-item>
          <text:h text:style-name="_5f_Paragraphe_5f_Bullet" text:outline-level="1"><text:span text:style-name="_5f_Caractères">C : Constantin crée Constantinople en 324 après J.-C. ;</text:span></text:h>
        </text:list-item>
        <text:list-item>
          <text:h text:style-name="_5f_Paragraphe_5f_Bullet" text:outline-level="1"><text:span text:style-name="_5f_Caractères">A : Alexandre le Grand meurt en (–324).</text:span></text:h>
        </text:list-item>
      </text:list>
      <text:h text:style-name="P45" text:outline-level="1"><text:span text:style-name="_5f_Caractères"/></text:h>
      <text:h text:style-name="P45" text:outline-level="1"><text:span text:style-name="_5f_Caractères"/></text:h>
      <text:h text:style-name="_5f_Paragraphe" text:outline-level="1"><text:span text:style-name="_5f_Caractères"><draw:g text:anchor-type="as-char" draw:z-index="52" draw:name="Forme3" draw:style-name="gr15"><draw:line draw:style-name="gr16" draw:text-style-name="P60" svg:x1="0cm" svg:y1="0.151cm" svg:x2="8.999cm" svg:y2="0.151cm"><text:p/></draw:line><draw:line draw:style-name="gr13" draw:text-style-name="P60" svg:x1="2.251cm" svg:y1="0.001cm" svg:x2="2.251cm" svg:y2="0.301cm"><text:p/></draw:line><draw:line draw:style-name="gr13" draw:text-style-name="P60" svg:x1="1.251cm" svg:y1="0.001cm" svg:x2="1.251cm" svg:y2="0.301cm"><text:p/></draw:line><draw:line draw:style-name="gr13" draw:text-style-name="P60" svg:x1="3.251cm" svg:y1="0.001cm" svg:x2="3.251cm" svg:y2="0.301cm"><text:p/></draw:line><draw:line draw:style-name="gr13" draw:text-style-name="P60" svg:x1="4.246cm" svg:y1="0.001cm" svg:x2="4.246cm" svg:y2="0.301cm"><text:p/></draw:line><draw:line draw:style-name="gr13" draw:text-style-name="P60" svg:x1="5.248cm" svg:y1="0.001cm" svg:x2="5.248cm" svg:y2="0.301cm"><text:p/></draw:line><draw:line draw:style-name="gr13" draw:text-style-name="P60" svg:x1="6.248cm" svg:y1="0.001cm" svg:x2="6.248cm" svg:y2="0.301cm"><text:p/></draw:line><draw:line draw:style-name="gr13" draw:text-style-name="P60" svg:x1="7.25cm" svg:y1="0.001cm" svg:x2="7.25cm" svg:y2="0.301cm"><text:p/></draw:line><draw:frame draw:style-name="gr17" draw:text-style-name="P61" svg:width="0.228cm" svg:height="0.414cm" svg:x="4.136cm" svg:y="0.349cm"><draw:text-box><text:p text:style-name="P58"><text:span text:style-name="T15">0</text:span></text:p></draw:text-box></draw:frame><draw:frame draw:style-name="gr18" draw:text-style-name="P61" svg:width="0.678cm" svg:height="0.414cm" svg:x="4.912cm" svg:y="0.349cm"><draw:text-box><text:p text:style-name="P58"><text:span text:style-name="T15">100</text:span></text:p></draw:text-box></draw:frame><draw:line draw:style-name="gr13" draw:text-style-name="P60" svg:x1="0.249cm" svg:y1="0.001cm" svg:x2="0.249cm" svg:y2="0.301cm"><text:p/></draw:line><draw:line draw:style-name="gr13" draw:text-style-name="P60" svg:x1="8.25cm" svg:y1="0.001cm" svg:x2="8.25cm" svg:y2="0.301cm"><text:p/></draw:line></draw:g></text:span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list="list121214561137640" text:style-name="_5f_Numérotation_20_des_20_exercices">
        <text:list-item>
          <text:h text:style-name="P49" text:outline-level="1"><text:span text:style-name="_5f_Caractères">Complète avec le mot qui convient : </text:span><text:span text:style-name="_5f_Caractères"><draw:frame draw:style-name="fr3" draw:name="Cadre6" text:anchor-type="as-char" svg:y="-0.37cm" svg:width="1.559cm" svg:height="0.6cm" draw:z-index="54"><draw:text-box><text:p text:style-name="P3"><text:span text:style-name="Character_5f_20_5f_style"><text:span text:style-name="T9">positif</text:span></text:span></text:p></draw:text-box></draw:frame></text:span><text:span text:style-name="_5f_Caractères"><text:s/></text:span><text:span text:style-name="_5f_Caractères"><draw:frame draw:style-name="fr4" draw:name="Cadre3" text:anchor-type="as-char" svg:y="-0.37cm" svg:width="1.78cm" svg:height="0.6cm" draw:z-index="55"><draw:text-box><text:p text:style-name="P3"><text:span text:style-name="Character_5f_20_5f_style"><text:span text:style-name="T9">négatif</text:span></text:span></text:p></draw:text-box></draw:frame></text:span><text:span text:style-name="_5f_Caractères"><text:s/></text:span><text:span text:style-name="_5f_Caractères"><draw:frame draw:style-name="fr3" draw:name="Cadre1" text:anchor-type="as-char" svg:y="-0.37cm" svg:width="1.319cm" svg:height="0.603cm" draw:z-index="56"><draw:text-box><text:p text:style-name="P2"><text:span text:style-name="Character_5f_20_5f_style"><text:span text:style-name="T9">plus</text:span></text:span></text:p></draw:text-box></draw:frame></text:span><text:span text:style-name="_5f_Caractères"><text:s/></text:span><text:span text:style-name="_5f_Caractères"><draw:frame draw:style-name="fr3" draw:name="Cadre5" text:anchor-type="as-char" svg:y="-0.37cm" svg:width="1.559cm" svg:height="0.6cm" draw:z-index="57"><draw:text-box><text:p text:style-name="P3"><text:span text:style-name="Character_5f_20_5f_style"><text:span text:style-name="T9">relatif</text:span></text:span></text:p></draw:text-box></draw:frame></text:span><text:span text:style-name="_5f_Caractères"><text:s/></text:span><text:span text:style-name="_5f_Caractères"><draw:frame draw:style-name="fr2" draw:name="Cadre7" text:anchor-type="as-char" svg:y="-0.37cm" svg:width="1.799cm" svg:height="0.6cm" draw:z-index="58"><draw:text-box><text:p text:style-name="P3"><text:span text:style-name="Character_5f_20_5f_style"><text:span text:style-name="T9">opposé</text:span></text:span></text:p></draw:text-box></draw:frame></text:span><text:span text:style-name="_5f_Caractères"><text:s/></text:span><text:span text:style-name="_5f_Caractères"><draw:frame draw:style-name="fr1" draw:name="Cadre4" text:anchor-type="as-char" svg:y="-0.37cm" svg:width="1.589cm" svg:height="0.6cm" draw:z-index="59"><draw:text-box><text:p text:style-name="P3"><text:span text:style-name="Character_5f_20_5f_style"><text:span text:style-name="T9">moins</text:span></text:span></text:p></draw:text-box></draw:frame></text:span><text:span text:style-name="_5f_Caractères">.</text:span></text:h>
          <text:list>
            <text:list-item>
              <text:p text:style-name="_5f_Paragraphe_5f_avec_5f_Num_5f_Question"><text:span text:style-name="_5f_Caractères">−3 ; 5 ; −9,3 ; 100,7 et 0 sont des nombres </text:span><text:span text:style-name="_5f_pointillés_20_gris">........................ </text:span><text:span text:style-name="_5f_Caractères">.</text:span></text:p>
            </text:list-item>
            <text:list-item>
              <text:p text:style-name="P46"><text:span text:style-name="_5f_Caractères">Le nombre +5 est un nombre </text:span><text:span text:style-name="_5f_pointillés_20_gris">......................…. </text:span><text:span text:style-name="_5f_Caractères">. Il peut aussi s'écrire sans le signe <text:s/></text:span><text:span text:style-name="_5f_pointillés_20_gris">....…................. </text:span><text:span text:style-name="_5f_Caractères">. </text:span></text:p>
            </text:list-item>
            <text:list-item>
              <text:p text:style-name="_5f_Paragraphe_5f_avec_5f_Num_5f_Question"><text:span text:style-name="_5f_Caractères">Le nombre (−5) est un nombre </text:span><text:span text:style-name="_5f_pointillés_20_gris">......................… </text:span><text:span text:style-name="_5f_Caractères">. On ne peut pas supprimer le signe </text:span><text:span text:style-name="_5f_pointillés_20_gris">...............…...... </text:span><text:span text:style-name="_5f_Caractères">.</text:span></text:p>
            </text:list-item>
            <text:list-item>
              <text:p text:style-name="P46"><text:span text:style-name="_5f_Caractères">Le nombre 0 est à la fois </text:span><text:span text:style-name="_5f_pointillés_20_gris">………………….… <text:line-break/></text:span><text:span text:style-name="_5f_Caractères">et </text:span><text:span text:style-name="_5f_pointillés_20_gris">.………………........ </text:span><text:span text:style-name="_5f_Caractères">. </text:span></text:p>
            </text:list-item>
            <text:list-item>
              <text:p text:style-name="_5f_Paragraphe_5f_avec_5f_Num_5f_Question"><text:span text:style-name="_5f_Caractères">(−2,7) est </text:span><text:span text:style-name="_5f_pointillés_20_gris">........................ </text:span><text:span text:style-name="_5f_Caractères">de 2,7.</text:span></text:p>
            </text:list-item>
          </text:list>
        </text:list-item>
      </text:list>
      <text:p text:style-name="_5f_Paragraphe_5f_Réponse_5f_Elève"><text:span text:style-name="_5f_Caractères"/></text:p>
      <text:list text:continue-numbering="true" text:style-name="_5f_Numérotation_20_des_20_exercices">
        <text:list-item>
          <text:h text:style-name="P49" text:outline-level="1"><text:span text:style-name="_5f_Caractères">Entoure en bleu les nombres positifs et en rouge les nombres négatifs.</text:span></text:h>
        </text:list-item>
      </text:list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>
          <table:table-cell table:style-name="Tableau3.A1" office:value-type="string">
            <text:h text:style-name="_5f_Tableau_5f_Centré_5f_Gras" text:outline-level="1"><text:span text:style-name="_5f_Caractères"><text:span text:style-name="T10">12</text:span></text:span></text:h>
          </table:table-cell>
          <table:table-cell table:style-name="Tableau3.A1" office:value-type="string">
            <text:h text:style-name="_5f_Tableau_5f_Centré_5f_Gras" text:outline-level="1"><text:span text:style-name="_5f_Caractères"><text:span text:style-name="T10">2</text:span></text:span></text:h>
          </table:table-cell>
          <table:table-cell table:style-name="Tableau3.A1" office:value-type="string">
            <text:p text:style-name="_5f_Paragraphe_5f_Réponse_5f_Elève_5f_Fraction"><text:span text:style-name="_5f_Caractères"><text:span text:style-name="T10"><draw:frame draw:style-name="fr7" draw:name="Objet5" text:anchor-type="as-char" svg:width="0.944cm" svg:height="0.871cm" draw:z-index="6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3.A1" office:value-type="string">
            <text:h text:style-name="_5f_Tableau_5f_Centré_5f_Gras" text:outline-level="1"><text:span text:style-name="_5f_Caractères"><text:span text:style-name="T10">─17</text:span></text:span></text:h>
          </table:table-cell>
          <table:table-cell table:style-name="Tableau3.A1" office:value-type="string">
            <text:h text:style-name="_5f_Tableau_5f_Centré_5f_Gras" text:outline-level="1"><text:span text:style-name="_5f_Caractères"><text:span text:style-name="T10">34,2</text:span></text:span></text:h>
          </table:table-cell>
        </table:table-row>
        <table:table-row>
          <table:table-cell table:style-name="Tableau3.A1" office:value-type="string">
            <text:h text:style-name="_5f_Tableau_5f_Centré_5f_Gras" text:outline-level="1"><text:span text:style-name="_5f_Caractères"><text:span text:style-name="T10">─ 54,7</text:span></text:span></text:h>
          </table:table-cell>
          <table:table-cell table:style-name="Tableau3.A1" office:value-type="string">
            <text:p text:style-name="_5f_Paragraphe_5f_Réponse_5f_Elève_5f_Fraction"><text:span text:style-name="_5f_Caractères">─</text:span><text:span text:style-name="_5f_Caractères"><draw:frame draw:style-name="fr7" draw:name="Objet1" text:anchor-type="as-char" svg:width="0.944cm" svg:height="0.873cm" draw:z-index="62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</table:table-cell>
          <table:table-cell table:style-name="Tableau3.A1" office:value-type="string">
            <text:h text:style-name="_5f_Tableau_5f_Centré" text:outline-level="1"><text:span text:style-name="_5f_Caractères">─ 0,001</text:span></text:h>
          </table:table-cell>
          <table:table-cell table:style-name="Tableau3.A1" office:value-type="string">
            <text:p text:style-name="_5f_Paragraphe_5f_Réponse_5f_Elève_5f_Fraction"><text:span text:style-name="_5f_Caractères"><draw:frame draw:style-name="fr6" draw:name="Objet7" text:anchor-type="as-char" svg:width="0.944cm" svg:height="0.871cm" draw:z-index="6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</table:table-cell>
          <table:table-cell table:style-name="Tableau3.E2" office:value-type="float" office:value="100.2">
            <text:h text:style-name="_5f_Tableau_5f_Centré" text:outline-level="1"><text:span text:style-name="_5f_Caractères">100,2</text:span></text:h>
          </table:table-cell>
        </table:table-row>
        <table:table-row>
          <table:table-cell table:style-name="Tableau3.E2" office:value-type="float" office:value="12.6">
            <text:h text:style-name="_5f_Tableau_5f_Centré_5f_Gras" text:outline-level="1"><text:span text:style-name="_5f_Caractères"><text:span text:style-name="T10">12,6</text:span></text:span></text:h>
          </table:table-cell>
          <table:table-cell table:style-name="Tableau3.A1" office:value-type="string">
            <text:h text:style-name="_5f_Tableau_5f_Centré" text:outline-level="1"><text:span text:style-name="_5f_Caractères">─1,18</text:span></text:h>
          </table:table-cell>
          <table:table-cell table:style-name="Tableau3.E2" office:value-type="float" office:value="0.05">
            <text:h text:style-name="_5f_Tableau_5f_Centré" text:outline-level="1"><text:span text:style-name="_5f_Caractères">0,05</text:span></text:h>
          </table:table-cell>
          <table:table-cell table:style-name="Tableau3.A1" office:value-type="string">
            <text:h text:style-name="_5f_Tableau_5f_Centré" text:outline-level="1"><text:span text:style-name="_5f_Caractères">48 000</text:span></text:h>
          </table:table-cell>
          <table:table-cell table:style-name="Tableau3.A1" office:value-type="string">
            <text:h text:style-name="_5f_Tableau_5f_Centré" text:outline-level="1"><text:span text:style-name="_5f_Caractères">─53,2</text:span></text:h>
          </table:table-cell>
        </table:table-row>
      </table:table>
      <text:h text:style-name="_5f_Paragraphe" text:outline-level="1"><text:span text:style-name="_5f_Caractères"/></text:h>
      <text:h text:style-name="_5f_Paragraphe" text:outline-level="1"><text:span text:style-name="_5f_Caractères">Que dire du nombre 0 ? </text:span><text:span text:style-name="_5f_pointillés_20_gris">....................... </text:span><text:span text:style-name="_5f_Caractères">.</text:span></text:h>
      <text:list text:continue-numbering="true" text:style-name="_5f_Numérotation_20_des_20_exercices">
        <text:list-item>
          <text:h text:style-name="P48" text:outline-level="1"><text:span text:style-name="_5f_Caractères_5f_gras">Hauteurs et profondeurs</text:span></text:h>
        </text:list-item>
      </text:list>
      <text:h text:style-name="_5f_Paragraphe" text:outline-level="1"><draw:g text:anchor-type="paragraph" draw:z-index="53" draw:name="Forme8" draw:style-name="gr11"><draw:line draw:style-name="gr12" draw:text-style-name="P57" svg:x1="8.638cm" svg:y1="-0.116cm" svg:x2="8.648cm" svg:y2="10.884cm"><text:p/></draw:line><draw:line draw:style-name="gr13" draw:text-style-name="P57" svg:x1="8.548cm" svg:y1="1.434cm" svg:x2="8.738cm" svg:y2="1.434cm"><text:p/></draw:line><draw:line draw:style-name="gr13" draw:text-style-name="P57" svg:x1="8.548cm" svg:y1="2.436cm" svg:x2="8.738cm" svg:y2="2.436cm"><text:p/></draw:line><draw:line draw:style-name="gr13" draw:text-style-name="P57" svg:x1="8.548cm" svg:y1="4.438cm" svg:x2="8.738cm" svg:y2="4.438cm"><text:p/></draw:line><draw:line draw:style-name="gr13" draw:text-style-name="P57" svg:x1="8.548cm" svg:y1="3.436cm" svg:x2="8.738cm" svg:y2="3.436cm"><text:p/></draw:line><draw:line draw:style-name="gr13" draw:text-style-name="P57" svg:x1="8.548cm" svg:y1="0.434cm" svg:x2="8.738cm" svg:y2="0.434cm"><text:p/></draw:line><draw:frame draw:style-name="gr14" draw:text-style-name="P59" svg:width="0.23cm" svg:height="0.459cm" svg:x="8.239cm" svg:y="4.186cm"><draw:text-box><text:p text:style-name="P58"><text:span text:style-name="T14">0</text:span></text:p></draw:text-box></draw:frame><draw:line draw:style-name="gr13" draw:text-style-name="P57" svg:x1="8.548cm" svg:y1="6.433cm" svg:x2="8.738cm" svg:y2="6.433cm"><text:p/></draw:line><draw:line draw:style-name="gr13" draw:text-style-name="P57" svg:x1="8.548cm" svg:y1="7.433cm" svg:x2="8.738cm" svg:y2="7.433cm"><text:p/></draw:line><draw:line draw:style-name="gr13" draw:text-style-name="P57" svg:x1="8.548cm" svg:y1="9.443cm" svg:x2="8.738cm" svg:y2="9.443cm"><text:p/></draw:line><draw:line draw:style-name="gr13" draw:text-style-name="P57" svg:x1="8.548cm" svg:y1="8.442cm" svg:x2="8.738cm" svg:y2="8.442cm"><text:p/></draw:line><draw:line draw:style-name="gr13" draw:text-style-name="P57" svg:x1="8.548cm" svg:y1="5.438cm" svg:x2="8.738cm" svg:y2="5.438cm"><text:p/></draw:line><draw:line draw:style-name="gr13" draw:text-style-name="P57" svg:x1="8.548cm" svg:y1="10.437cm" svg:x2="8.738cm" svg:y2="10.437cm"><text:p/></draw:line></draw:g><text:span text:style-name="_5f_Caractères">L'axe ci-contre est gradué pour que 2 cm correspondent à 100 m. Place, le plus précisément possible, les hauteurs et profondeurs suivantes sachant que 0 correspond au niveau de la mer :</text:span></text:h>
      <text:h text:style-name="_5f_Paragraphe" text:outline-level="1"><text:span text:style-name="_5f_Caractères"/></text:h>
      <text:h text:style-name="P45" text:outline-level="1"><text:span text:style-name="_5f_Caractères">M : 200 m est environ la hauteur de la tour Montparnasse à Paris.</text:span></text:h>
      <text:h text:style-name="P45" text:outline-level="1"><text:span text:style-name="_5f_Caractères">C : Arnaud Jeral, Français, a établi en septembre 2005 un nouveau record mondial en apnée avec une plongée à 122  m.</text:span></text:h>
      <text:h text:style-name="P45" text:outline-level="1"><text:span text:style-name="_5f_Caractères">T : dans le golfe Saint-Laurent (Québec), la fosse marine de Tadoussac a une profondeur de 200 m.</text:span></text:h>
      <text:h text:style-name="P45" text:outline-level="1"><text:span text:style-name="_5f_Caractères">B : la butte Montmartre domine tout Paris de ses 130 m.</text:span></text:h>
      <text:h text:style-name="P45" text:outline-level="1"><text:span text:style-name="_5f_Caractères">R : la profondeur de la rade de Villefranche-sur-Mer est d'environ 280 m.</text:span></text:h>
      <text:h text:style-name="_5f_Paragraphe" text:outline-level="1"><text:span text:style-name="_5f_Caractères"/></text:h>
      <text:h text:style-name="_5f_Paragraphe" text:outline-level="1"><text:span text:style-name="_5f_Caractères_5f_gras"/></text:h>
      <text:h text:style-name="_5f_Paragraphe" text:outline-level="1"><text:span text:style-name="_5f_Caractères_5f_gra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3159" draw:display-name="Dashed (var) 3159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47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65" draw:name="Ligne_Entete_Impair_Numerique_2col" draw:style-name="Mgr5" draw:text-style-name="MP4" svg:x1="16.023cm" svg:y1="0.36cm" svg:x2="20.496cm" svg:y2="0.36cm"><text:p/></draw:line><draw:line text:anchor-type="paragraph" draw:z-index="48" draw:name="Ligne_Verticale_Impair_Numerique_2col" draw:style-name="Mgr5" draw:text-style-name="MP4" svg:x1="9.477cm" svg:y1="2.007cm" svg:x2="9.477cm" svg:y2="27.044cm"><text:p/></draw:line>De nouveaux nombre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68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66" draw:name="Ligne_Entete_Pair_Numerique_2col" draw:style-name="Mgr5" draw:text-style-name="MP4" svg:x1="16.023cm" svg:y1="0.36cm" svg:x2="20.496cm" svg:y2="0.36cm"><text:p/></draw:line><draw:line text:anchor-type="paragraph" draw:z-index="67" draw:name="Ligne_Verticale_Pair_Numerique_2col" draw:style-name="Mgr5" draw:text-style-name="MP4" svg:x1="9.477cm" svg:y1="2.007cm" svg:x2="9.477cm" svg:y2="27.044cm"><text:p/></draw:line>De nouveaux nombr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9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7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6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1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7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5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0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7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79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2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7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0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3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69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72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8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70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71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89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81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83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5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82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84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4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85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86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6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6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87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7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98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02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99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03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00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04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101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05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08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2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09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2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06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10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07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2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4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7" draw:name="Ligne_Entete_Impair_Programmation_2col" draw:style-name="Mgr20" draw:text-style-name="MP4" svg:x1="16.023cm" svg:y1="0.36cm" svg:x2="20.496cm" svg:y2="0.36cm"><text:p/></draw:line><draw:frame text:anchor-type="paragraph" draw:z-index="4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4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8" draw:name="Ligne_Entete_Pair_Programmation_2col" draw:style-name="Mgr20" draw:text-style-name="MP4" svg:x1="16.023cm" svg:y1="0.36cm" svg:x2="20.496cm" svg:y2="0.36cm"><text:p/></draw:line><draw:frame text:anchor-type="paragraph" draw:z-index="4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5" draw:name="Ligne_Entete_Impair_Programmation_1col" draw:style-name="Mgr20" draw:text-style-name="MP4" svg:x1="16.023cm" svg:y1="0.36cm" svg:x2="20.496cm" svg:y2="0.36cm"><text:p/></draw:line><draw:frame text:anchor-type="paragraph" draw:z-index="4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4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6" draw:name="Ligne_Entete_Pair_Programmation_1col" draw:style-name="Mgr20" draw:text-style-name="MP4" svg:x1="16.023cm" svg:y1="0.36cm" svg:x2="20.496cm" svg:y2="0.36cm"><text:p/></draw:line><draw:frame text:anchor-type="paragraph" draw:z-index="4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13:51:54.237000000</meta:creation-date>
    <dc:date>2024-03-02T12:12:11.385217952</dc:date>
    <meta:editing-duration>PT8H31M26S</meta:editing-duration>
    <meta:editing-cycles>123</meta:editing-cycles>
    <meta:generator>LibreOffice/7.6.1.2$Linux_X86_64 LibreOffice_project/f5defcebd022c5bc36bbb79be232cb6926d8f674</meta:generator>
    <meta:document-statistic meta:table-count="3" meta:image-count="0" meta:object-count="3" meta:page-count="1" meta:paragraph-count="131" meta:word-count="481" meta:character-count="2666" meta:non-whitespace-character-count="2264"/>
    <meta:template xlink:type="simple" xlink:actuate="onRequest" xlink:title="Modele_Cahier" xlink:href="../../../../../../Modele_Cahier.ott" meta:date="2024-03-02T09:46:07.205140257"/>
  </office:meta>
</office:document-meta>
</file>

<file path=Object 2/content.xml><?xml version="1.0" encoding="utf-8"?>
<math xmlns="http://www.w3.org/1998/Math/MathML" display="block">
  <semantics>
    <mfrac>
      <mn>12</mn>
      <mn>154</mn>
    </mfrac>
    <annotation encoding="StarMath 5.0">{12}over {154}
</annotation>
  </semantics>
</math>
</file>

<file path=Object 4/content.xml><?xml version="1.0" encoding="utf-8"?>
<math xmlns="http://www.w3.org/1998/Math/MathML" display="block">
  <semantics>
    <mfrac>
      <mn>128</mn>
      <mn>15</mn>
    </mfrac>
    <annotation encoding="StarMath 5.0">{128}over {15}</annotation>
  </semantics>
</math>
</file>

<file path=Object 6/content.xml><?xml version="1.0" encoding="utf-8"?>
<math xmlns="http://www.w3.org/1998/Math/MathML" display="block">
  <semantics>
    <mfrac>
      <mn>5</mn>
      <mn>100</mn>
    </mfrac>
    <annotation encoding="StarMath 5.0">{5}over {100}
</annotation>
  </semantics>
</math>
</file>